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le1" style:family="table">
      <style:table-properties style:width="17.567cm" table:align="margins"/>
    </style:style>
    <style:style style:name="Tabelle1.A" style:family="table-column">
      <style:table-column-properties style:column-width="2.501cm" style:rel-column-width="9332*"/>
    </style:style>
    <style:style style:name="Tabelle1.B" style:family="table-column">
      <style:table-column-properties style:column-width="15.065cm" style:rel-column-width="56203*"/>
    </style:style>
    <style:style style:name="Tabel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99cc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10pt" style:font-size-asian="10pt" style:font-size-complex="10pt"/>
    </style:style>
    <style:style style:name="P8" style:family="paragraph" style:parent-style-name="Preformatted_20_Text">
      <style:paragraph-properties fo:line-height="150%"/>
      <style:text-properties style:font-name="Courier 10 Pitch1" fo:font-size="10pt" style:font-size-asian="10pt" style:font-size-complex="10pt"/>
    </style:style>
    <style:style style:name="P9" style:family="paragraph" style:parent-style-name="Preformatted_20_Text">
      <style:text-properties style:font-name="Courier 10 Pitch1" fo:font-size="10pt" fo:font-weight="bold" style:font-size-asian="10pt" style:font-weight-asian="bold" style:font-size-complex="10pt" style:font-weight-complex="bold"/>
    </style:style>
    <style:style style:name="P10" style:family="paragraph" style:parent-style-name="Preformatted_20_Text">
      <style:text-properties style:font-name="Courier 10 Pitch1" fo:font-size="8pt" style:font-size-asian="8pt" style:font-size-complex="8pt"/>
    </style:style>
    <style:style style:name="P11" style:family="paragraph" style:parent-style-name="Preformatted_20_Text">
      <style:paragraph-properties fo:text-align="justify" style:justify-single-word="false"/>
    </style:style>
    <style:style style:name="P12" style:family="paragraph" style:parent-style-name="Preformatted_20_Text">
      <style:text-properties fo:font-style="normal" fo:font-weight="normal" style:font-style-asian="normal" style:font-weight-asian="normal" style:font-style-complex="normal" style:font-weight-complex="normal"/>
    </style:style>
    <style:style style:name="P13"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font-weight="bold" style:font-weight-asian="bold" style:font-weight-complex="bold"/>
    </style:style>
    <style:style style:name="P21" style:family="paragraph" style:parent-style-name="Text_20_body">
      <style:text-properties style:font-name="Courier 10 Pitch1" fo:font-size="10pt" style:font-size-asian="10pt" style:font-size-complex="10pt"/>
    </style:style>
    <style:style style:name="P22" style:family="paragraph" style:parent-style-name="Text_20_body">
      <style:text-properties style:font-name="Times New Roman"/>
    </style:style>
    <style:style style:name="P23" style:family="paragraph" style:parent-style-name="Text_20_body">
      <style:text-properties style:font-name="Times New Roman" fo:font-size="12pt" style:font-size-asian="12pt"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Standard">
      <style:paragraph-properties fo:text-align="justify" style:justify-single-word="false"/>
    </style:style>
    <style:style style:name="P28" style:family="paragraph" style:parent-style-name="Text_20_body" style:list-style-name="L1"/>
    <style:style style:name="P29" style:family="paragraph" style:parent-style-name="Text_20_body">
      <style:paragraph-properties fo:text-align="justify" style:justify-single-word="false"/>
    </style:style>
    <style:style style:name="P30" style:family="paragraph" style:parent-style-name="Text_20_body" style:list-style-name="L1">
      <style:paragraph-properties fo:text-align="justify" style:justify-single-word="false"/>
    </style:style>
    <style:style style:name="P31" style:family="paragraph" style:parent-style-name="Text_20_body" style:list-style-name="L8">
      <style:paragraph-properties fo:text-align="justify" style:justify-single-word="false"/>
    </style:style>
    <style:style style:name="P32" style:family="paragraph" style:parent-style-name="Text_20_body" style:list-style-name="L10">
      <style:paragraph-properties fo:text-align="justify" style:justify-single-word="false"/>
    </style:style>
    <style:style style:name="P33" style:family="paragraph" style:parent-style-name="Text_20_body" style:list-style-name="L11">
      <style:paragraph-properties fo:text-align="justify" style:justify-single-word="false"/>
    </style:style>
    <style:style style:name="P34" style:family="paragraph" style:parent-style-name="Text_20_body" style:list-style-name="L16">
      <style:paragraph-properties fo:text-align="justify" style:justify-single-word="false"/>
    </style:style>
    <style:style style:name="P35" style:family="paragraph" style:parent-style-name="Text_20_body" style:list-style-name="L2">
      <style:paragraph-properties fo:line-height="100%"/>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paragraph-properties fo:text-align="start" style:justify-single-word="false"/>
    </style:style>
    <style:style style:name="P40" style:family="paragraph" style:parent-style-name="Text_20_body" style:list-style-name="L9"/>
    <style:style style:name="P41" style:family="paragraph" style:parent-style-name="Text_20_body" style:list-style-name="L12"/>
    <style:style style:name="P42" style:family="paragraph" style:parent-style-name="Text_20_body" style:list-style-name="L13">
      <style:text-properties style:font-name="Times New Roman"/>
    </style:style>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5">
      <style:text-properties fo:font-style="normal" fo:font-weight="normal" style:font-style-asian="normal" style:font-weight-asian="normal" style:font-style-complex="normal" style:font-weight-complex="normal"/>
    </style:style>
    <style:style style:name="P46" style:family="paragraph" style:parent-style-name="Text_20_body" style:list-style-name="L17"/>
    <style:style style:name="P47" style:family="paragraph" style:parent-style-name="Text_20_body" style:list-style-name="L3">
      <style:paragraph-properties fo:margin-left="0cm" fo:margin-right="0cm" fo:text-indent="0cm" style:auto-text-indent="false"/>
    </style:style>
    <style:style style:name="P48" style:family="paragraph" style:parent-style-name="Text_20_body" style:list-style-name="L10">
      <style:paragraph-properties fo:margin-left="0cm" fo:margin-right="0cm" fo:text-align="start" style:justify-single-word="false" fo:text-indent="0cm" style:auto-text-indent="false"/>
      <style:text-properties fo:font-style="italic" style:font-style-asian="italic" style:font-style-complex="italic"/>
    </style:style>
    <style:style style:name="P49" style:family="paragraph" style:parent-style-name="Text_20_body" style:list-style-name="L4">
      <style:paragraph-properties fo:margin-left="1.251cm" fo:margin-right="0cm" fo:text-indent="0cm" style:auto-text-indent="false"/>
    </style:style>
    <style:style style:name="P50" style:family="paragraph" style:parent-style-name="Text_20_body" style:list-style-name="L4">
      <style:paragraph-properties fo:margin-left="2.501cm" fo:margin-right="0cm" fo:text-indent="0cm" style:auto-text-indent="false"/>
    </style:style>
    <style:style style:name="P51" style:family="paragraph" style:parent-style-name="Text_20_body" style:list-style-name="L6">
      <style:paragraph-properties fo:margin-top="0cm" fo:margin-bottom="0cm"/>
    </style:style>
    <style:style style:name="P52" style:family="paragraph" style:parent-style-name="Text_20_body" style:list-style-name="L10">
      <style:paragraph-properties fo:margin-left="1.251cm" fo:margin-right="0cm" fo:text-align="start" style:justify-single-word="false" fo:text-indent="-0.635cm" style:auto-text-indent="false"/>
      <style:text-properties fo:font-style="normal" style:font-style-asian="normal" style:font-style-complex="normal"/>
    </style:style>
    <style:style style:name="P53" style:family="paragraph" style:parent-style-name="Heading_20_1">
      <style:paragraph-properties fo:text-align="start" style:justify-single-word="false"/>
    </style:style>
    <style:style style:name="P54" style:family="paragraph" style:parent-style-name="Heading_20_1">
      <style:paragraph-properties fo:break-before="page"/>
    </style:style>
    <style:style style:name="P55" style:family="paragraph" style:parent-style-name="Contents_20_2">
      <style:paragraph-properties>
        <style:tab-stops>
          <style:tab-stop style:position="17.067cm" style:type="right" style:leader-style="dotted" style:leader-text="."/>
        </style:tab-stops>
      </style:paragraph-properties>
    </style:style>
    <style:style style:name="P56" style:family="paragraph" style:parent-style-name="Contents_20_1">
      <style:paragraph-properties>
        <style:tab-stops>
          <style:tab-stop style:position="17.567cm" style:type="right" style:leader-style="dotted" style:leader-text="."/>
        </style:tab-stops>
      </style:paragraph-properties>
    </style:style>
    <style:style style:name="P57" style:family="paragraph" style:parent-style-name="Contents_20_3">
      <style:paragraph-properties>
        <style:tab-stops>
          <style:tab-stop style:position="16.568cm" style:type="right" style:leader-style="dotted" style:leader-text="."/>
        </style:tab-stops>
      </style:paragraph-properties>
    </style:style>
    <style:style style:name="P58" style:family="paragraph" style:parent-style-name="Preformatted_20_Text">
      <style:text-properties fo:font-style="italic" fo:font-weight="bold" style:font-style-asian="italic" style:font-weight-asian="bold" style:font-style-complex="italic" style:font-weight-complex="bold"/>
    </style:style>
    <style:style style:name="P59" style:family="paragraph" style:parent-style-name="Preformatted_20_Text">
      <style:text-properties style:font-name="Courier 10 Pitch1" fo:font-size="8pt" style:font-size-asian="8pt" style:font-size-complex="8pt"/>
    </style:style>
    <style:style style:name="P60" style:family="paragraph" style:parent-style-name="Contents_20_4">
      <style:paragraph-properties>
        <style:tab-stops>
          <style:tab-stop style:position="16.069cm" style:type="right" style:leader-style="dotted" style:leader-text="."/>
        </style:tab-stops>
      </style:paragraph-properties>
    </style:style>
    <style:style style:name="P61"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T8" style:family="text">
      <style:text-properties style:font-name="Courier 10 Pitch1"/>
    </style:style>
    <style:style style:name="T9" style:family="text">
      <style:text-properties style:font-name="Courier 10 Pitch1" fo:font-size="10pt" style:font-size-asian="10pt" style:font-size-complex="10pt"/>
    </style:style>
    <style:style style:name="T10" style:family="text">
      <style:text-properties style:font-name="Courier 10 Pitch1" fo:font-size="12pt" style:font-size-asian="12pt" style:font-size-complex="12pt"/>
    </style:style>
    <style:style style:name="T11" style:family="text">
      <style:text-properties style:font-name="Courier 10 Pitch1"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font-name="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2-01-27T10:39:17">27.01.2012</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56"><text:s/>1 Motivation<text:tab/>3</text:p>
          <text:p text:style-name="P56"><text:s/>2 Sprachumfang<text:tab/>3</text:p>
          <text:p text:style-name="P55"><text:s/>2.1 Generell<text:tab/>3</text:p>
          <text:p text:style-name="P55"><text:s/>2.2 Einschränkungen<text:tab/>4</text:p>
          <text:p text:style-name="P55"><text:s/>2.3 uBasic-Syntax<text:tab/>5</text:p>
          <text:p text:style-name="P57"><text:s/>2.3.1 Darstellungsformen für Zahlen<text:tab/>5</text:p>
          <text:p text:style-name="P57"><text:s/>2.3.2 Operatoren<text:tab/>5</text:p>
          <text:p text:style-name="P60"><text:s/>2.3.2.1 Arithmetische Operatoren<text:tab/>5</text:p>
          <text:p text:style-name="P60"><text:s/>2.3.2.2 Bit-Operatoren<text:tab/>5</text:p>
          <text:p text:style-name="P60"><text:s/>2.3.2.3 Logische Operatoren<text:tab/>6</text:p>
          <text:p text:style-name="P60"><text:s/>2.3.2.4 Vergleichsoperatoren<text:tab/>6</text:p>
          <text:p text:style-name="P57"><text:s/>2.3.3 Schleife von/bis (for/to/next)<text:tab/>6</text:p>
          <text:p text:style-name="P57"><text:s/>2.3.4 Bedingte Anweisung (if/then/else)<text:tab/>6</text:p>
          <text:p text:style-name="P57"><text:s/>2.3.5 Sprung (goto)<text:tab/>7</text:p>
          <text:p text:style-name="P57"><text:s/>2.3.6 Unterprogramm aufrufen (gosub)<text:tab/>7</text:p>
          <text:p text:style-name="P57"><text:s/>2.3.7 Programm-Ende (end)<text:tab/>7</text:p>
          <text:p text:style-name="P57"><text:s/>2.3.8 Zufallswert (srand/rand)<text:tab/>7</text:p>
          <text:p text:style-name="P57"><text:s/>2.3.9 absoluter Betrag (abs)<text:tab/>8</text:p>
          <text:p text:style-name="P57"><text:s/>2.3.10 Complement (not)<text:tab/>8</text:p>
          <text:p text:style-name="P57"><text:s/>2.3.11 Ausgabe (print)<text:tab/>8</text:p>
          <text:p text:style-name="P57"><text:s/>2.3.12 Variable setzen (let)<text:tab/>8</text:p>
          <text:p text:style-name="P57"><text:s/>2.3.13 Feld-Variablen (dim)<text:tab/>9</text:p>
          <text:p text:style-name="P57"><text:s/>2.3.14 Eingabe (input)<text:tab/>9</text:p>
          <text:p text:style-name="P57"><text:s/>2.3.15 Verwaltung des internen Stacks (push/pop)<text:tab/>9</text:p>
          <text:p text:style-name="P57"><text:s/>2.3.16 DATA/READ/RESTORE<text:tab/>10</text:p>
          <text:p text:style-name="P57"><text:s/>2.3.17 Kommentar (rem)<text:tab/>10</text:p>
          <text:p text:style-name="P57"><text:s/>2.3.18 BASIC-Befehle zur String-Verarbeitung<text:tab/>10</text:p>
          <text:p text:style-name="P60"><text:s/>2.3.18.1 Allgemeines<text:tab/>10</text:p>
          <text:p text:style-name="P60"><text:s/>2.3.18.2 String-Variablen<text:tab/>11</text:p>
          <text:p text:style-name="P60"><text:s/>2.3.18.3 String-Felder<text:tab/>11</text:p>
          <text:p text:style-name="P60"><text:soft-page-break/><text:s/>2.3.18.4 Zusammenfügen von Teilstrings<text:tab/>11</text:p>
          <text:p text:style-name="P60"><text:s/>2.3.18.5 Vergleichsoperationen mit Strings<text:tab/>11</text:p>
          <text:p text:style-name="P60"><text:s/>2.3.18.6 LEFT$<text:tab/>11</text:p>
          <text:p text:style-name="P60"><text:s/>2.3.18.7 RIGHT$<text:tab/>12</text:p>
          <text:p text:style-name="P60"><text:s/>2.3.18.8 MID$<text:tab/>12</text:p>
          <text:p text:style-name="P60"><text:s/>2.3.18.9 CHR$<text:tab/>12</text:p>
          <text:p text:style-name="P60"><text:s/>2.3.18.10 STR$<text:tab/>13</text:p>
          <text:p text:style-name="P60"><text:s/>2.3.18.11 UPPER$/LOWER$<text:tab/>13</text:p>
          <text:p text:style-name="P60"><text:s/>2.3.18.12 INSTR$<text:tab/>13</text:p>
          <text:p text:style-name="P60"><text:s/>2.3.18.13 LEN<text:tab/>13</text:p>
          <text:p text:style-name="P60"><text:s/>2.3.18.14 VAL<text:tab/>13</text:p>
          <text:p text:style-name="P60"><text:s/>2.3.18.15 ASC<text:tab/>14</text:p>
          <text:p text:style-name="P60"><text:s/>2.3.18.16 Ermittlung der maximal zulässigen Größe einer Zeichenkette<text:tab/>14</text:p>
          <text:p text:style-name="P57"><text:s/>2.3.19 BASIC-Befehle zur Interaktion mit der einbettenden Applikation<text:tab/>14</text:p>
          <text:p text:style-name="P60"><text:s/>2.3.19.1 C-Routinen aufrufen (call)<text:tab/>14</text:p>
          <text:p text:style-name="P60"><text:s/>2.3.19.2 Zugriff auf interne C-Variablen (vpeek/vpoke)<text:tab/>15</text:p>
          <text:p text:style-name="P57"><text:s/>2.3.20 AVR-spezifische BASIC-Befehle<text:tab/>15</text:p>
          <text:p text:style-name="P60"><text:s/>2.3.20.1 EEPROM-Inhalt setzen (epoke)<text:tab/>15</text:p>
          <text:p text:style-name="P60"><text:s/>2.3.20.2 EEPROM-Inhalt lesen (epeek)<text:tab/>15</text:p>
          <text:p text:style-name="P60"><text:s/>2.3.20.3 Pause-Befehl (wait)<text:tab/>15</text:p>
          <text:p text:style-name="P60"><text:s/>2.3.20.4 I/O-Portrichtung (Ein- oder Ausgang) festlegen (dir)<text:tab/>15</text:p>
          <text:p text:style-name="P60"><text:s/>2.3.20.5 I/O-Port setzen (out)<text:tab/>16</text:p>
          <text:p text:style-name="P60"><text:s/>2.3.20.6 I/O-Port auslesen (in)<text:tab/>16</text:p>
          <text:p text:style-name="P60"><text:s/>2.3.20.7 ADC-Auslesen (adc)<text:tab/>16</text:p>
          <text:p text:style-name="P55"><text:s/>2.4 BASIC-Fehlerbehandlung<text:tab/>16</text:p>
          <text:p text:style-name="P56"><text:s/>3 Funktionsweise des Interpreters<text:tab/>17</text:p>
          <text:p text:style-name="P56"><text:s/>4 Einbinden in eigene Programme<text:tab/>18</text:p>
          <text:p text:style-name="P55"><text:s/>4.1 Parametrisierung (ubasic_config.h)<text:tab/>18</text:p>
          <text:p text:style-name="P55"><text:s/>4.2 Übersetzen, Testen<text:tab/>21</text:p>
          <text:p text:style-name="P55"><text:s/>4.3 Einbinden, Start eines Basic-Programmes in eigene Applikationen<text:tab/>21</text:p>
          <text:p text:style-name="P55"><text:s/>4.4 Schnittstelle zu anderen internen C-Funktionen und -Variablen<text:tab/>22</text:p>
          <text:p text:style-name="P57"><text:s/>4.4.1 Basic-Befehl CALL<text:tab/>22</text:p>
          <text:p text:style-name="P57"><text:s/>4.4.2 Basic-Befehle VPEEK, VPOKE<text:tab/>24</text:p>
          <text:p text:style-name="P56"><text:s/>5 Variabler Zugriff auf Basic-Quelltext<text:tab/>25</text:p>
          <text:p text:style-name="P55"><text:s/>5.1 Ziel <text:tab/>25</text:p>
          <text:p text:style-name="P55"><text:s/>5.2 Umsetzung<text:tab/>25</text:p>
          <text:p text:style-name="P56"><text:s/>6 Aufruf von externen Unterprogrammen<text:tab/>26</text:p>
          <text:p text:style-name="P56"><text:s/>7 Codegenerierung<text:tab/>27</text:p>
          <text:p text:style-name="P55"><text:s/>7.1 Verzeichnisse<text:tab/>27</text:p>
          <text:p text:style-name="P55"><text:s/>7.2 Plattformabhängige Makefiles<text:tab/>28</text:p>
          <text:p text:style-name="P55"><text:s/>7.3 Build-Tool für Fastparser (René Böllhoff)<text:tab/>29</text:p>
          <text:p text:style-name="P56"><text:s/>8 Formale Syntax-Beschreibung (EBNF)<text:tab/>30</text:p>
          <text:p text:style-name="P56"><text:s/>9 Bekannte Fehler<text:tab/>31</text:p>
          <text:p text:style-name="P56"><text:s/>10 Kontakt<text:tab/>31</text:p>
        </text:index-body>
      </text:table-of-content>
      <text:p text:style-name="P1"/>
      <text:p text:style-name="P4"/>
      <text:h text:style-name="P54" text:outline-level="1">Motivation</text:h>
      <text:p text:style-name="P14"/>
      <text:p text:style-name="P17">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17">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17">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1596243476" text:style-name="L1">
        <text:list-item>
          <text:p text:style-name="P30">relativ einfach zu verstehender Quellcode, der es nach kurzer Einarbeitungszeit möglich macht, den Sprachumfang zu erweitern</text:p>
        </text:list-item>
        <text:list-item>
          <text:p text:style-name="P28">modular aufgebaut, einfach in eigene Applikationen integrierbar</text:p>
        </text:list-item>
        <text:list-item>
          <text:p text:style-name="P28">kleiner übersetzter Code, geringer Speicherverbrauch</text:p>
        </text:list-item>
        <text:list-item>
          <text:p text:style-name="P28">Basic-Syntax ist an das bekannte TinyBasic angelehnt</text:p>
        </text:list-item>
        <text:list-item>
          <text:p text:style-name="P28">Sprachumfang und interner Speicherverbrauch parametrierbar</text:p>
        </text:list-item>
        <text:list-item>
          <text:p text:style-name="P30">Basic-Befehle für den Zugriff auf Funktionen und Variablen der einbindenden Firmware vor­handen</text:p>
        </text:list-item>
        <text:list-item>
          <text:p text:style-name="P30">einfache Schnittstelle zur Implementierung eigener Zugriffsmethoden auf das Speichermedium des Basic-Quelltextes </text:p>
        </text:list-item>
      </text:list>
      <text:p text:style-name="Text_20_body"/>
      <text:h text:style-name="Heading_20_1" text:outline-level="1"><text:bookmark text:name="Derzeitiger_Sprachumfang"/>Sprachumfang</text:h>
      <text:h text:style-name="Heading_20_2" text:outline-level="2">Generell</text:h>
      <text:p text:style-name="P17">Der Sprachumfang lehnt sich, mit einigen Einschränkungen (siehe weiter unten), an das bekannte Tiny­Basic an. </text:p>
      <text:p text:style-name="P17">Basic-Zeilen fangen mit einer eineindeutigen Zeilennummer an, diese werden in der folgenden <text:soft-page-break/>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P17">Alternativ kann, die entsprechende Konfiguration vorausgesetzt, die Zeilennummerierung weggelassen werden. Sprungziele (GOTO, GOSUB) sind natürlich weiterhin zu nummerieren.</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1720187518" text:style-name="L2">
        <text:list-item>
          <text:p text:style-name="P35">Befehle ohne einschließende Klammern ö.ä. angegeben</text:p>
        </text:list-item>
        <text:list-item>
          <text:p text:style-name="P35">erforderliche Syntaxelemente in &lt;...&gt; angegeben</text:p>
        </text:list-item>
        <text:list-item>
          <text:p text:style-name="P35">alternative Syntaxelemente mit einem | getrennt</text:p>
        </text:list-item>
        <text:list-item>
          <text:p text:style-name="P35">optionale Syntaxelemente in [...] angegeben</text:p>
        </text:list-item>
      </text:list>
      <text:p text:style-name="Text_20_body">Kombinationen sind möglich.</text:p>
      <text:p text:style-name="Text_20_body"/>
      <text:p text:style-name="Text_20_body">Bedeutung innerhalb folgender Syntaxbeschreibung:</text:p>
      <text:list xml:id="list940663801" text:style-name="L3">
        <text:list-item>
          <text:p text:style-name="P47"><text:span text:style-name="T2">val</text:span> <text:s/><text:span text:style-name="T3"></text:span> ein numerischer Wert</text:p>
        </text:list-item>
        <text:list-item>
          <text:p text:style-name="P47"><text:span text:style-name="T2">str</text:span> <text:s/><text:span text:style-name="T3"></text:span> ein String (eingeschlossen in "...")</text:p>
        </text:list-item>
        <text:list-item>
          <text:p text:style-name="P47"><text:span text:style-name="T2">expr</text:span> <text:span text:style-name="T3"></text:span> eine Expression (Ausdruck) mit numerischen Ergebnistyp</text:p>
        </text:list-item>
        <text:list-item>
          <text:p text:style-name="P47">strexpr <text:span text:style-name="T3"></text:span> eine Expression (Ausdruck), welche eine Zeichenkette (String) zum Ergebnis hat</text:p>
        </text:list-item>
        <text:list-item>
          <text:p text:style-name="P47"><text:span text:style-name="T2">var</text:span> <text:s/><text:span text:style-name="T3"></text:span> eine numerische Variable</text:p>
        </text:list-item>
        <text:list-item>
          <text:p text:style-name="P47">strvar <text:span text:style-name="T3"></text:span> eine Stringvariable</text:p>
        </text:list-item>
        <text:list-item>
          <text:p text:style-name="P47"><text:span text:style-name="T2">rel</text:span> <text:s/><text:span text:style-name="T3"></text:span> Relation (Vergleichsoperation)</text:p>
        </text:list-item>
        <text:list-item>
          <text:p text:style-name="P47"><text:span text:style-name="T2">...</text:span> <text:s/><text:span text:style-name="T3"></text:span> weitere beliebige Statements/Zeichen o.ä.</text:p>
        </text:list-item>
      </text:list>
      <text:p text:style-name="P24"/>
      <text:h text:style-name="Heading_20_2" text:outline-level="2">Einschränkungen</text:h>
      <text:p text:style-name="Text_20_body">Folgende Einschränkungen gelten für Basic-Programme:</text:p>
      <text:list xml:id="list1813888247" text:style-name="L4">
        <text:list-item>
          <text:p text:style-name="P36">systembedingte Einschränkungen:</text:p>
        </text:list-item>
        <text:list-item>
          <text:p text:style-name="P49">Schachtelungstiefe for-Befehl: ist begrenzt und via define einstellbar (uBasic_config.h)</text:p>
        </text:list-item>
        <text:list-item>
          <text:p text:style-name="P49">Schachtelungstiefe gosub-Befehl: ist begrenzt und via define einstellbar (uBasic_config.h)</text:p>
        </text:list-item>
        <text:list-item>
          <text:p text:style-name="P49">Länge des Basic-Quelltext: ist begrenzt durch vorhandene Speichergrößen</text:p>
        </text:list-item>
        <text:list-item>
          <text:p text:style-name="P36">im Vergleich zu anderen verbreiteten Basic-Dialekten (außer TinyBasic):</text:p>
        </text:list-item>
        <text:list-item>
          <text:p text:style-name="P49">Wertebereiche Variablen: </text:p>
        </text:list-item>
        <text:list-item>
          <text:p text:style-name="P50">signed Integer (Wertebereich ist Plattformabhängig (16Bit, 32Bit usw.))</text:p>
        </text:list-item>
        <text:list-item>
          <text:p text:style-name="P50"><text:soft-page-break/>die max. Größe von String-Variablen wird durch das Define MAX_STRINGLEN in ubasic_config.h festgelegt.</text:p>
        </text:list-item>
        <text:list-item>
          <text:p text:style-name="P49">Variablennamen: nur ein Buchstabe von 'a'...'z' bzw. 'A'...'Z' (es gilt a=A usw.); bei String-Variablen wird ein $-Zeichen angehangen (z.B.: a$)</text:p>
        </text:list-item>
        <text:list-item>
          <text:p text:style-name="P49">Anzahl Variablen: für Integer- und String-Variablen jeweils max. 26 und via Define einstellbar (uBasic_config.h)</text:p>
        </text:list-item>
      </text:list>
      <text:p text:style-name="Text_20_body"/>
      <text:h text:style-name="Heading_20_2" text:outline-level="2">uBasic-Syntax</text:h>
      <text:h text:style-name="Heading_20_3" text:outline-level="3">Darstellungsformen für Zahlen</text:h>
      <text:p text:style-name="P17">Es sind innerhalb eines Basic-Programmes folgende unterschiedliche Darstellungsformen für Zahlen zulässig:</text:p>
      <text:list xml:id="list103085836" text:style-name="L5">
        <text:list-item>
          <text:p text:style-name="P37">Dezimalzahlen:<text:tab/>1234</text:p>
        </text:list-item>
        <text:list-item>
          <text:p text:style-name="P37">Hexadezimalzahlen:<text:tab/>0x12AB</text:p>
        </text:list-item>
        <text:list-item>
          <text:p text:style-name="P37">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5">Operator</text:p>
          </table:table-cell>
          <table:table-cell table:style-name="Table1.B1" office:value-type="string">
            <text:p text:style-name="P25">Bedeutung </text:p>
          </table:table-cell>
        </table:table-row>
        <table:table-row>
          <table:table-cell table:style-name="Table1.A2" office:value-type="string">
            <text:p text:style-name="P26">+</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6">-</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6">/</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6">*</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6">%,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5">Operator </text:p>
          </table:table-cell>
          <table:table-cell table:style-name="Table2.B1" office:value-type="string">
            <text:p text:style-name="P25">Bedeutung </text:p>
          </table:table-cell>
        </table:table-row>
        <table:table-row>
          <table:table-cell table:style-name="Table2.A2" office:value-type="string">
            <text:p text:style-name="P26">|</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6">&amp;</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6">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6">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6">shl</text:p>
          </table:table-cell>
          <table:table-cell table:style-name="Table2.B2" office:value-type="string">
            <text:p text:style-name="Table_20_Contents">Linksverschiebung; z.B. <text:span text:style-name="T2">4 shl 1</text:span></text:p>
          </table:table-cell>
        </table:table-row>
      </table:table>
      <text:h text:style-name="Heading_20_4" text:outline-level="4"><text:soft-page-break/>Logische Operatoren</text:h>
      <table:table table:name="Tabelle1" table:style-name="Tabelle1">
        <table:table-column table:style-name="Tabelle1.A"/>
        <table:table-column table:style-name="Tabelle1.B"/>
        <table:table-row>
          <table:table-cell table:style-name="Tabelle1.A1" office:value-type="string">
            <text:p text:style-name="P25">Operator </text:p>
          </table:table-cell>
          <table:table-cell table:style-name="Tabelle1.B1" office:value-type="string">
            <text:p text:style-name="P25">Bedeutung </text:p>
          </table:table-cell>
        </table:table-row>
        <table:table-row>
          <table:table-cell table:style-name="Tabelle1.A2" office:value-type="string">
            <text:p text:style-name="P26">and</text:p>
          </table:table-cell>
          <table:table-cell table:style-name="Tabelle1.B2" office:value-type="string">
            <text:p text:style-name="Table_20_Contents">Logisches Und</text:p>
          </table:table-cell>
        </table:table-row>
        <table:table-row>
          <table:table-cell table:style-name="Tabelle1.A2" office:value-type="string">
            <text:p text:style-name="P26">or</text:p>
          </table:table-cell>
          <table:table-cell table:style-name="Tabelle1.B2" office:value-type="string">
            <text:p text:style-name="Table_20_Contents">Logisches Oder</text:p>
          </table:table-cell>
        </table:table-row>
      </table:table>
      <text:p text:style-name="P20"/>
      <text:h text:style-name="Heading_20_4" text:outline-level="4"><text:bookmark text:name="__RefNumPara__2212_1266434168"/>Vergleichsoperatoren<text:bookmark-end text:name="__RefNumPara__2212_1266434168"/></text:h>
      <table:table table:name="Table3" table:style-name="Table3">
        <table:table-column table:style-name="Table3.A"/>
        <table:table-column table:style-name="Table3.B"/>
        <table:table-row>
          <table:table-cell table:style-name="Table3.A1" office:value-type="string">
            <text:p text:style-name="P25">Operator </text:p>
          </table:table-cell>
          <table:table-cell table:style-name="Table3.B1" office:value-type="string">
            <text:p text:style-name="P25">Bedeutung </text:p>
          </table:table-cell>
        </table:table-row>
        <table:table-row>
          <table:table-cell table:style-name="Table3.A2" office:value-type="string">
            <text:p text:style-name="P26">&lt;</text:p>
          </table:table-cell>
          <table:table-cell table:style-name="Table3.B2" office:value-type="string">
            <text:p text:style-name="Table_20_Contents">kleiner</text:p>
          </table:table-cell>
        </table:table-row>
        <table:table-row>
          <table:table-cell table:style-name="Table3.A2" office:value-type="string">
            <text:p text:style-name="P26">&gt;</text:p>
          </table:table-cell>
          <table:table-cell table:style-name="Table3.B2" office:value-type="string">
            <text:p text:style-name="Table_20_Contents">größer</text:p>
          </table:table-cell>
        </table:table-row>
        <table:table-row>
          <table:table-cell table:style-name="Table3.A2" office:value-type="string">
            <text:p text:style-name="P26">=</text:p>
          </table:table-cell>
          <table:table-cell table:style-name="Table3.B2" office:value-type="string">
            <text:p text:style-name="Table_20_Contents">gleich</text:p>
          </table:table-cell>
        </table:table-row>
        <table:table-row>
          <table:table-cell table:style-name="Table3.A2" office:value-type="string">
            <text:p text:style-name="P26">&gt;=</text:p>
          </table:table-cell>
          <table:table-cell table:style-name="Table3.B2" office:value-type="string">
            <text:p text:style-name="Table_20_Contents">größer gleich</text:p>
          </table:table-cell>
        </table:table-row>
        <table:table-row>
          <table:table-cell table:style-name="Table3.A2" office:value-type="string">
            <text:p text:style-name="P26">&lt;=</text:p>
          </table:table-cell>
          <table:table-cell table:style-name="Table3.B2" office:value-type="string">
            <text:p text:style-name="Table_20_Contents">kleiner gleich</text:p>
          </table:table-cell>
        </table:table-row>
        <table:table-row>
          <table:table-cell table:style-name="Table3.A2" office:value-type="string">
            <text:p text:style-name="P26">&lt;&gt;</text:p>
          </table:table-cell>
          <table:table-cell table:style-name="Table3.B2" office:value-type="string">
            <text:p text:style-name="Table_20_Contents">ungleich</text:p>
          </table:table-cell>
        </table:table-row>
      </table:table>
      <text:p text:style-name="P17"><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p text:style-name="P18"/>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17">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17"/>
      <text:p text:style-name="P17">Fehlerhaftes Beispiel:</text:p>
      <text:p text:style-name="P11">IF A=1 GOTO 100 <text:span text:style-name="T7">ELSE GOTO 200</text:span></text:p>
      <text:p text:style-name="P17"/>
      <text:p text:style-name="P17">Mehrere Relationen können mit den logischen Operatoren a<text:span text:style-name="T2">nd</text:span> oder <text:span text:style-name="T2">or</text:span> verknüpft werden. Negationen (<text:span text:style-name="T2">not</text:span>) und Klammerungen sind dabei nicht zulässig.</text:p>
      <text:p text:style-name="P17">Hinweis: Nach <text:span text:style-name="T2">then</text:span> bzw. <text:span text:style-name="T2">else</text:span> ist nur ein Statement oder Ausdruck möglich. Sollten jeweils längere <text:soft-page-break/>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17"><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text:bookmark text:name="__RefNumPara__1991_1650267454"/>Unterprogramm aufrufen (gosub)<text:bookmark-end text:name="__RefNumPara__1991_1650267454"/></text:h>
      <text:p text:style-name="P6">gosub &lt;val&gt;|&lt;expr&gt;|&lt;var&gt;|&lt;str&gt;</text:p>
      <text:p text:style-name="P6">...</text:p>
      <text:p text:style-name="P6">return</text:p>
      <text:p text:style-name="Text_20_body"/>
      <text:p text:style-name="P17"><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17">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text:bookmark-ref text:reference-format="chapter" text:ref-name="__RefNumPara__1985_1650267454">6</text:bookmark-ref>; S.<text:bookmark-ref text:reference-format="page" text:ref-name="__RefNumPara__1985_1650267454">26</text:bookmark-ref> ff.) in dieser Dokumentation.</text:p>
      <text:p text:style-name="P17">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5"/>
      <text:p text:style-name="P18">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17"><text:soft-page-break/>Für die Implementierung der Zufallsfunktionen auf Nicht-AVR-Plattformen wurden die entsprechen­den Routinen der libc verwendet. Als seed-Wert für srand() dient die aktuelle Uhrzeit.</text:p>
      <text:p text:style-name="P17">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Kann auch selbst Element eines Ausdrucks sein.</text:p>
      <text:p text:style-name="Text_20_body"/>
      <text:h text:style-name="Heading_20_3" text:outline-level="3"><text:bookmark text:name="__RefNumPara__1989_1650267454"/>Ausgabe (print)<text:bookmark-end text:name="__RefNumPara__1989_1650267454"/></text:h>
      <text:p text:style-name="P6">print &lt;val|var|expr|str|strvar|strexpr|tab(expr)&gt; [&lt;,|;&gt; [&lt;val|var|expr|str|strvar|strexpr|tab(expr)&gt;]]</text:p>
      <text:p text:style-name="Text_20_body"/>
      <text:p text:style-name="P17">Zwischen den einzelnen Ausdrücken wird ein Leerzeichens ausgegeben, wenn als Trennzeichen ein Komma angegeben wird. Ein Semikolon unterdrückt die Ausgabe des Leerzeichen. Stehen Komma oder Semikolon am Zeilenende, wird der Zeilenvorschub unterdrückt.</text:p>
      <text:p text:style-name="P17">Mit Hilfe der tab(n)-Option können n Leerzeichen ausgegeben werden. Bsp.:</text:p>
      <text:p text:style-name="Preformatted_20_Text">print tab(5); <text:span text:style-name="T9">"*"</text:span></text:p>
      <text:p text:style-name="Preformatted_20_Text">end </text:p>
      <text:p text:style-name="P17"/>
      <text:p text:style-name="P17">Es werden fünf Leerzeichen und danach ein Stern ausgegeben.</text:p>
      <text:p text:style-name="P17">Die Ausgabe erfolgt auf der "Standard-Ausgabe", welche in den entsprechenden Defines in ubasic_config.h definiert ist.</text:p>
      <text:p text:style-name="Text_20_body"/>
      <text:h text:style-name="Heading_20_3" text:outline-level="3">Variable setzen (let)</text:h>
      <text:p text:style-name="P6">[let] &lt;var|strvar&gt;=&lt;var|val|expr|str|strval|strexpr&gt;</text:p>
      <text:p text:style-name="Text_20_body"/>
      <text:p text:style-name="P17">Die Angabe von <text:span text:style-name="T2">let</text:span> ist optional.</text:p>
      <text:p text:style-name="P17"/>
      <text:h text:style-name="Heading_20_3" text:outline-level="3"><text:bookmark text:name="__RefNumPara__2033_1650267454"/><text:soft-page-break/>Feld-Variablen (dim)<text:bookmark-end text:name="__RefNumPara__2033_1650267454"/></text:h>
      <text:p text:style-name="P6">DIM &lt;var|strvar&gt;&lt;(&gt;&lt;val|var|expr&gt;&lt;)&gt;</text:p>
      <text:p text:style-name="Text_20_body"/>
      <text:p text:style-name="Text_20_body">Mit Hilfe der Basic-Anweisungen <text:span text:style-name="T2">dim</text:span> ist es möglich einzelne Variablen als Felder zu deklarieren. Bsp.:</text:p>
      <text:p text:style-name="P12">10 dim a(10)</text:p>
      <text:p text:style-name="P12">20 a(1)=42</text:p>
      <text:p text:style-name="P12">30 print a(1)</text:p>
      <text:p text:style-name="P12">40 end</text:p>
      <text:p text:style-name="Text_20_body"/>
      <text:p text:style-name="P17">In Zeile 10 wird die Variable <text:span text:style-name="T2">a</text:span> als Feld mit 10 Elementen definiert. In den folgenden Zeilen wird auf das jeweils 2.Element des Feldes zugegriffen (Index 0...9).</text:p>
      <text:p text:style-name="P17">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17">Analoges gilt für die Definition von Zeichenkettenfelder (z.B. dim a$(10)).</text:p>
      <text:h text:style-name="Heading_20_3" text:outline-level="3"><text:bookmark text:name="__RefNumPara__2035_1650267454"/>Eingabe (input)<text:bookmark-end text:name="__RefNumPara__2035_1650267454"/></text:h>
      <text:p text:style-name="P6">INPUT [str ;] &lt;var|strvar &gt; [[,] var|strvar]</text:p>
      <text:p text:style-name="Text_20_body"/>
      <text:p text:style-name="Text_20_body">Ermöglicht die interaktive Eingabe von Werten und deren Zuweisung zu Variablen. Bsp.:</text:p>
      <text:p text:style-name="Preformatted_20_Text">10 input <text:span text:style-name="T9">"a="; a</text:span></text:p>
      <text:p text:style-name="P7">20 print a</text:p>
      <text:p text:style-name="P7">30 input a, b$</text:p>
      <text:p text:style-name="P7">40 print a, b$</text:p>
      <text:p text:style-name="P7">50 end</text:p>
      <text:p text:style-name="P21"/>
      <text:p text:style-name="P5">Die Eingaben können (derzeit) Integer- oder Stringvariablen zugewiesen werden. Werden bei Integer­variablen nichnumerische Zeichen eingegeben, werden der entsprechenden Variable intern der Wert 0 zugewiesen.</text:p>
      <text:p text:style-name="P5"/>
      <text:p text:style-name="P5">Hinweis: Während des Inputbefehls befindet sich das BASIC-Programm in einer Eingabeschleife und steht an dieser Stelle. D.h. auch, dass parallel zum BASIC-Interpreter laufende Programmteile eben­falls nicht abgearbeitet werden.</text:p>
      <text:p text:style-name="P5"/>
      <text:h text:style-name="Heading_20_3" text:outline-level="3">Verwaltung des internen Stacks (push/pop)</text:h>
      <text:p text:style-name="P6">PUSH &lt;var|val|expr&gt;[,&lt;var|val|expr&gt;]</text:p>
      <text:p text:style-name="P6">POP &lt;var&gt;[,&lt;var&gt;]</text:p>
      <text:p text:style-name="Text_20_body"/>
      <text:p text:style-name="P17">Mit dem Befehl PUSH können (Integer-)Werte auf den internen Stack des Interpreters gelegt werden. Werte können Variableninhalte, Konstanten und Ausdrücke sein. Mit dem Befehl POP werden diese Werte wieder Variablen zugeordnet und wieder vom Stack gelöscht. Für den Stack gilt „last input, first output“</text:p>
      <text:p text:style-name="Text_20_body"/>
      <text:p text:style-name="Text_20_body"/>
      <text:p text:style-name="Text_20_body"><text:soft-page-break/>Beispiel: </text:p>
      <text:p text:style-name="Preformatted_20_Text">a=42</text:p>
      <text:p text:style-name="Preformatted_20_Text">push a, 123, a+8</text:p>
      <text:p text:style-name="Preformatted_20_Text">pop a, b, c</text:p>
      <text:p text:style-name="Preformatted_20_Text">print a, b, c </text:p>
      <text:p text:style-name="Preformatted_20_Text">end</text:p>
      <text:h text:style-name="Heading_20_3" text:outline-level="3" text:is-list-header="true"/>
      <text:h text:style-name="Heading_20_3" text:outline-level="3"><text:bookmark text:name="__RefNumPara__1993_1650267454"/>DATA/READ/RESTORE<text:bookmark-end text:name="__RefNumPara__1993_1650267454"/></text:h>
      <text:p text:style-name="P17">Mit der DATA-Anweisung können konstante Werte im Quelltext hinterlegt werden, welche mit READ Variablen zugeweisen werden können. Mit RESTORE kann der Zeiger innerhalb der DATA-Liste auf die erste Stelle zurückgesetzt werden.</text:p>
      <text:p text:style-name="Text_20_body">Ein Beispiel:</text:p>
      <text:p text:style-name="Preformatted_20_Text">read a, b, c</text:p>
      <text:p text:style-name="Preformatted_20_Text">print a, b, c</text:p>
      <text:p text:style-name="Preformatted_20_Text">print "***"</text:p>
      <text:p text:style-name="Preformatted_20_Text">restore </text:p>
      <text:p text:style-name="Preformatted_20_Text">read a</text:p>
      <text:p text:style-name="Preformatted_20_Text">print a</text:p>
      <text:p text:style-name="Preformatted_20_Text">data 23, 24</text:p>
      <text:p text:style-name="Preformatted_20_Text">data 0xff</text:p>
      <text:p text:style-name="Preformatted_20_Text">end</text:p>
      <text:p text:style-name="Text_20_body"/>
      <text:p text:style-name="P17">Neben Integer-Werten können auch Zeichenketten zugewiesen werden. Stimmen Variablen-Typ des READ-Befehls mit dem entsprechend nächsten DATA-Wert-Typ nicht überein, wird ein BASIC-Programmfehler generiert.</text:p>
      <text:h text:style-name="Heading_20_3" text:outline-level="3">Kommentar (rem)</text:h>
      <text:p text:style-name="P6">rem [...]</text:p>
      <text:p text:style-name="Text_20_body"/>
      <text:p text:style-name="P17">Der nach <text:span text:style-name="T2">rem</text:span> folgende Text wird durch den Interpreter übersprungen und die Abarbeitung wird in der nächsten Basic-Programmzeile fortgesetzt.</text:p>
      <text:p text:style-name="Text_20_body"/>
      <text:h text:style-name="Heading_20_3" text:outline-level="3"><text:bookmark text:name="__RefNumPara__1995_1650267454"/>BASIC-Befehle zur String-Verarbeitung<text:bookmark-end text:name="__RefNumPara__1995_1650267454"/></text:h>
      <text:h text:style-name="Heading_20_4" text:outline-level="4">Allgemeines</text:h>
      <text:p text:style-name="P17">Mit dem Define UBASIC_STRING in ubasic_config.h (Kapitel <text:bookmark-ref text:reference-format="chapter" text:ref-name="__RefNumPara__2220_1865953783">4.1</text:bookmark-ref>; S.<text:bookmark-ref text:reference-format="page" text:ref-name="__RefNumPara__2220_1865953783">18</text:bookmark-ref>) kann der String-Support ein­geschaltet werden. Damit stehen eine Reihe von BASIC-Befehlen zur Verfügung, die eine Verarbeitung von Zeichenketten ermöglichen.</text:p>
      <text:p text:style-name="P17">Man sollte sich aber bewußt sein, dass hierfür verhältnismäßig viel dynamischer Speicher zur Laufzeit benötigt wird (siehe auch Kapitel <text:bookmark-ref text:reference-format="chapter" text:ref-name="__RefNumPara__2272_1865953783">2.3.18.2</text:bookmark-ref>). Gerade beim Einsatz des Interpreters auf ressourcenarmen Plattformen sollte man sich überlegen, ob man wirklich Zeichenkettenoperationen benötigt.</text:p>
      <text:h text:style-name="Heading_20_4" text:outline-level="4"><text:bookmark text:name="__RefNumPara__2272_1865953783"/><text:soft-page-break/>String-Variablen<text:bookmark-end text:name="__RefNumPara__2272_1865953783"/></text:h>
      <text:p text:style-name="P17">String-Variablennamen bestehen aus einem Buchstaben und einem angehangenen $-Zeichen. Groß-/Kleinschreibung ist gleichbedeutend. Bsp.: a$, b$</text:p>
      <text:p text:style-name="P17">String-Variablen müssen nicht vor der ersten Benutzung deklariert werden. Intern wird der entspre­chende Speicherplatz erst unmittelbar vor dem ersten Setzen der Variable reserviert. Die maximale Größe einer String-Variable wird durch das Define MAX_STRINGLEN in ubasic_config.h vorgege­ben. Wird diese Länge durch eine String-Operation (voraussichtlich) überschritten, bricht das BASIC-Programm mit einer entsprechenden Fehlermeldung ab. Das gleiche gilt, wenn bei der Speicherplatzre­servierung für String-Variablen nicht mehr ausreichend dynamischer RAM zur Verfügung steht.</text:p>
      <text:p text:style-name="P17">Da die Reservierung des Speicherplatzes für String-Variable erst bei der ersten Zuweisung erfolgt, ist eine Ausgabe/Abfrage einer String-Variable vor dem ersten Setzen unzulässig und wird mit einem Feh­ler und BASIc-Programmabbruch quittiert.</text:p>
      <text:p text:style-name="P17">Es können gleichzeitig die selben Namen für Integer- und String-Variablen verwendet werden, die Un­terscheidung erfolgt durch das $-Zeichen. Also z.B. Integervariable a; Stringvariable a$ dürfen gleich­zeitig im Programm verwendet werden.</text:p>
      <text:h text:style-name="Heading_20_4" text:outline-level="4">String-Felder</text:h>
      <text:p text:style-name="Text_20_body">Zeichenkettenfelder sind zulässig. Die Definition erfolgt analog der von Integer-Felder:</text:p>
      <text:p text:style-name="Preformatted_20_Text">dim a$(10)</text:p>
      <text:p text:style-name="Text_20_body"/>
      <text:p text:style-name="P17">Zu beachten ist, dass z.B. mit obiger Definition Speicherplatz für 10 Zeichenketten mit der Länge von MAX_STRINGLEN (Kapitel <text:bookmark-ref text:reference-format="chapter" text:ref-name="__RefNumPara__2220_1865953783">4.1</text:bookmark-ref>; S.<text:bookmark-ref text:reference-format="page" text:ref-name="__RefNumPara__2220_1865953783">18</text:bookmark-ref> ff.) definiert werden. D.h. also, dass man bei ressourcenarmen Plattformen sehr (sehr) sparsam mit Zeichenkettenfeldern umgehen sollte!</text:p>
      <text:h text:style-name="Heading_20_4" text:outline-level="4">Zusammenfügen von Teilstrings</text:h>
      <text:p text:style-name="Text_20_body">Zeichenketten können durch den „+“-Operator zusammengefügt werden.</text:p>
      <text:p text:style-name="Text_20_body">Bsp.:</text:p>
      <text:p text:style-name="Preformatted_20_Text">c$ = <text:span text:style-name="T9">"</text:span>BASIC<text:span text:style-name="T9">" + " ist cool!"</text:span></text:p>
      <text:p text:style-name="P7">a$ = "BASIC"</text:p>
      <text:p text:style-name="P7">b$ = " ist cool!"</text:p>
      <text:p text:style-name="P7">c$ = a$ + b$</text:p>
      <text:p text:style-name="Text_20_body"/>
      <text:p text:style-name="Text_20_body">Als Ergebnis beider Varianten steht in c$ jeweils der String „BASIC ist cool!“.</text:p>
      <text:p text:style-name="P17">Die Summe der Teilstringlängen darf nicht die maximal mögliche Länge (Define MAX_STRINGLEN in ubasic_config.h) überschreiten. Ansonsten bricht das BASIC-Programm mit einer entsprechenden Fehlermeldung ab.</text:p>
      <text:h text:style-name="Heading_20_4" text:outline-level="4">Vergleichsoperationen mit Strings</text:h>
      <text:p text:style-name="P17">Es sind die, in Kapitel <text:bookmark-ref text:reference-format="chapter" text:ref-name="__RefNumPara__2212_1266434168">2.3.2.4</text:bookmark-ref>(S. <text:bookmark-ref text:reference-format="page" text:ref-name="__RefNumPara__2212_1266434168">6</text:bookmark-ref>) aufgeführten Vergleichsoperationen auch für Zeichenketten zuläs­sig. Intern wird die C-Funktion strcmp() verwendet. D.h. deren jeweilige Rückgabewerte sind für das Ergebnis entsprechend maßgebend. </text:p>
      <text:h text:style-name="Heading_20_4" text:outline-level="4">LEFT$</text:h>
      <text:p text:style-name="P6">&lt;strvar&gt;=left$(&lt;str|strvar|strexpr&gt;, &lt;var|val|expr&gt;)</text:p>
      <text:p text:style-name="Text_20_body"><text:soft-page-break/></text:p>
      <text:p text:style-name="P17">Als Ergebnis wird der Teilstring mit der angegebenen Anzahl von Zeichen (von links beginnend) zu­rückgegeben. Ist die Anzahl der mittels Parameter angeforderten Zeichen größer als die Zeichenkette, wird die Zeichenkette vollständig zurückgegeben.</text:p>
      <text:p text:style-name="Text_20_body">Bsp.:</text:p>
      <text:p text:style-name="Preformatted_20_Text">a$ = left$(<text:span text:style-name="T9">"</text:span>BASIC ist cool!<text:span text:style-name="T9">", 5)</text:span></text:p>
      <text:p text:style-name="Text_20_body"/>
      <text:p text:style-name="Text_20_body">Weist a$ die Zeichenkette „BASIC“ zu.</text:p>
      <text:h text:style-name="Heading_20_4" text:outline-level="4">RIGHT$</text:h>
      <text:p text:style-name="P6">&lt;strvar&gt;=right$(&lt;str|strvar|strexpr&gt;, &lt;var|val|expr&gt;)</text:p>
      <text:p text:style-name="Text_20_body"/>
      <text:p text:style-name="P17">Als Ergebnis wird der Teilstring mit der angegebenen Anzahl von Zeichen (von rechts beginnend) zu­rückgegeben. Ist die Anzahl der mittels Parameter angeforderten Zeichen größer als die Zeichenkette, wird die Zeichenkette vollständig zurückgegeben.</text:p>
      <text:p text:style-name="Text_20_body">Bsp.:</text:p>
      <text:p text:style-name="Preformatted_20_Text">a$ = right$(<text:span text:style-name="T9">"</text:span>BASIC ist cool!<text:span text:style-name="T9">", 9)</text:span></text:p>
      <text:p text:style-name="Text_20_body"/>
      <text:p text:style-name="Text_20_body">Weist a$ die Zeichenkette „ist cool!“ zu.</text:p>
      <text:h text:style-name="Heading_20_4" text:outline-level="4">MID$</text:h>
      <text:p text:style-name="P6">&lt;strvar&gt;=mid$(&lt;str|strvar|strexpr&gt;, &lt;var|val|expr&gt;, &lt;var|val|expr&gt;)</text:p>
      <text:p text:style-name="Text_20_body"/>
      <text:p text:style-name="P17">Als Ergebnis wird der Teilstring mit der angegebenen Anzahl von Zeichen, ab einem angegebenen Off­set von links beginnend, zurückgegeben. Ist die Anzahl der mittels Parameter angeforderten Zeichen ab dem Offset größer als die Zeichenkette wird die Zeichenkette vollständig zurückgegeben.</text:p>
      <text:p text:style-name="Text_20_body">Bsp.:</text:p>
      <text:p text:style-name="Preformatted_20_Text">a$ = mid$(<text:span text:style-name="T9">"</text:span>BASIC ist cool!<text:span text:style-name="T9">", 6, 3)</text:span></text:p>
      <text:p text:style-name="Text_20_body"/>
      <text:p text:style-name="Text_20_body">Weist a$ die Zeichenkette „ist“ zu. </text:p>
      <text:p text:style-name="Text_20_body">Hinweis: die Zählung des Offsets beginnt bei 0.</text:p>
      <text:h text:style-name="Heading_20_4" text:outline-level="4">CHR$</text:h>
      <text:p text:style-name="P6">&lt;strvar&gt;=chr$(&lt;var|val|expr&gt;)</text:p>
      <text:p text:style-name="Text_20_body"/>
      <text:p text:style-name="Text_20_body">Es wird das ASCII-Zeichen, welches durch den numerischen Wert repräsentiert wird, zurückgegeben.</text:p>
      <text:p text:style-name="Text_20_body">Bsp.:</text:p>
      <text:p text:style-name="Preformatted_20_Text">print chr$(65)</text:p>
      <text:p text:style-name="Text_20_body"/>
      <text:p text:style-name="Text_20_body">Es wird das Zeichen „A“ ausgegeben.</text:p>
      <text:h text:style-name="Heading_20_4" text:outline-level="4"><text:soft-page-break/>STR$</text:h>
      <text:p text:style-name="P6">&lt;strvar&gt;=str$(&lt;var|val|expr&gt;)</text:p>
      <text:p text:style-name="Text_20_body"/>
      <text:p text:style-name="Text_20_body">Wandelt eine Zahl in einen String um.</text:p>
      <text:p text:style-name="Text_20_body">Bsp.:</text:p>
      <text:p text:style-name="Preformatted_20_Text">print str$(42)</text:p>
      <text:p text:style-name="Text_20_body"/>
      <text:p text:style-name="Text_20_body">Es wird die Zeichenkette „42“ ausgegeben.</text:p>
      <text:p text:style-name="Text_20_body"/>
      <text:h text:style-name="Heading_20_4" text:outline-level="4">UPPER$/LOWER$</text:h>
      <text:p text:style-name="P6">&lt;strvar&gt;=upper$(&lt;str|strvar|strexpr&gt;)</text:p>
      <text:p text:style-name="P6">&lt;strvar&gt;=lower$(&lt;str|strvar|strexpr&gt;)</text:p>
      <text:p text:style-name="Text_20_body"/>
      <text:p text:style-name="P17">Wandelt die übergebene Zeichenkette in Groß- bzw. Kleinbuchstaben (upper$ bzw. lower$) um. Das Ergebnis ist die umgewandelte Zeichenkette.</text:p>
      <text:p text:style-name="Text_20_body"/>
      <text:h text:style-name="Heading_20_4" text:outline-level="4">INSTR$</text:h>
      <text:p text:style-name="P6">&lt;var&gt;=instr$(&lt;str|strvar|strexpr&gt;, &lt;str|strvar|strexpr&gt;)</text:p>
      <text:p text:style-name="Text_20_body"/>
      <text:p text:style-name="P17">Es wird in der ersten übergebenen Zeichenkette das Vorkommen der zweiten übergebenen Zeichkette gesucht. Ergebnis der Funktion ist die Position des ersten Auftretens, wobei 0 die erste Stelle bezeich­net. Ist der Zeichenkette nicht enthalten wird -1 zurückgegeben. </text:p>
      <text:h text:style-name="Heading_20_4" text:outline-level="4">LEN</text:h>
      <text:p text:style-name="P6">&lt;var&gt;=len(&lt;str|strvar|strexpr&gt;)</text:p>
      <text:p text:style-name="Text_20_body"/>
      <text:p text:style-name="Text_20_body">Gibt die Länge der übergebenen Zeichenkette zurück.</text:p>
      <text:p text:style-name="Text_20_body">Bsp.:</text:p>
      <text:p text:style-name="Preformatted_20_Text">print len(<text:span text:style-name="T9">"</text:span>BASIC<text:span text:style-name="T9">")</text:span></text:p>
      <text:p text:style-name="P21"/>
      <text:p text:style-name="P23">Gibt 5 aus.</text:p>
      <text:h text:style-name="Heading_20_4" text:outline-level="4">VAL</text:h>
      <text:p text:style-name="P6">&lt;var&gt;=len(&lt;str|strvar|strexpr&gt;)</text:p>
      <text:p text:style-name="Text_20_body"/>
      <text:p text:style-name="Text_20_body">Wandelt eine Stringzahl in den ensprechenden Integerwert um.</text:p>
      <text:p text:style-name="Text_20_body">Bsp.:</text:p>
      <text:p text:style-name="Preformatted_20_Text">print val(<text:span text:style-name="T9">"42")</text:span></text:p>
      <text:p text:style-name="P21"/>
      <text:p text:style-name="P23">Ergibt die Integerzahl 42.</text:p>
      <text:p text:style-name="P23"><text:soft-page-break/>Hinweis: Besteht der die Zeichenkette nicht nur aus Zahlen, wir der Wert 0 zurückgegeben.</text:p>
      <text:h text:style-name="Heading_20_4" text:outline-level="4">ASC</text:h>
      <text:p text:style-name="P6">&lt;var&gt;=asc(&lt;str|strvar|strexpr&gt;)</text:p>
      <text:p text:style-name="Text_20_body"/>
      <text:p text:style-name="Text_20_body">Ermittelt den ASCII-Code des ersten Zeichens der übergebenen Zeichenkette.</text:p>
      <text:p text:style-name="Text_20_body">Bsp.:</text:p>
      <text:p text:style-name="Preformatted_20_Text">print asc(<text:span text:style-name="T9">"</text:span>B<text:span text:style-name="T9">"</text:span>)</text:p>
      <text:p text:style-name="Preformatted_20_Text">print asc(<text:span text:style-name="T9">"BASIC")</text:span></text:p>
      <text:p text:style-name="P21"/>
      <text:p text:style-name="P23">Gibt jeweils 66 aus.</text:p>
      <text:h text:style-name="Heading_20_4" text:outline-level="4">Ermittlung der maximal zulässigen Größe einer Zeichenkette</text:h>
      <text:p text:style-name="P17">Die maximale Größe einer Zeichenkette wird zum Zeitpunkt der Übersetzung des Interpreters durch das Define MAX_STRINGLEN <text:s/>(ubasic_config.h, Kapitel <text:bookmark-ref text:reference-format="chapter" text:ref-name="__RefHeading__2446_1405763181">4.1</text:bookmark-ref>, Seite <text:bookmark-ref text:reference-format="page" text:ref-name="__RefHeading__2446_1405763181">18</text:bookmark-ref>) festgelegt. In bestimmten Si­tuationen ist es ganz interessant diese Maximalgrenze zu wissen. Die BASIC-Konstante M_STRLEN <text:s/>beinhaltet diesen Wert. Bsp.:</text:p>
      <text:p text:style-name="P17"/>
      <text:p text:style-name="Preformatted_20_Text">print m_strlen</text:p>
      <text:p text:style-name="Preformatted_20_Text">a$=""</text:p>
      <text:p text:style-name="Preformatted_20_Text">for i=1 to m_strlen</text:p>
      <text:p text:style-name="Preformatted_20_Text"><text:tab/>if (i%10)=0 then b$ = "|" else b$ = "*"</text:p>
      <text:p text:style-name="Preformatted_20_Text"><text:tab/>a$=a$+b$</text:p>
      <text:p text:style-name="Preformatted_20_Text">next i</text:p>
      <text:p text:style-name="Preformatted_20_Text">print a$</text:p>
      <text:p text:style-name="Preformatted_20_Text">end</text:p>
      <text:p text:style-name="Text_20_body"/>
      <text:p text:style-name="P17">Innerhalb der FOR/NEXT-Schleife wird ein String mit der maximal zulässigen Länge generiert. Jedes zehnte Zeichen wird durch ein „|“ gekennzeichnet. </text:p>
      <text:p text:style-name="P17"/>
      <text:h text:style-name="Heading_20_3" text:outline-level="3">BASIC-Befehle zur Interaktion mit der einbettenden Applikation</text:h>
      <text:h text:style-name="Heading_20_4" text:outline-level="4">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17">Aufruf von internen C-Routinen. Dazu muss in ubasic_call.* einige Voraussetzungen geschaffen wer­den, siehe auch entsprechendes Kapitel (<text:bookmark-ref text:reference-format="chapter" text:ref-name="__RefNumPara__1797_1650267454">4.4.1</text:bookmark-ref>; S.<text:bookmark-ref text:reference-format="page" text:ref-name="__RefNumPara__1797_1650267454">22</text:bookmark-ref> ff.) in diesem Dokument.</text:p>
      <text:p text:style-name="Text_20_body">Funktioniert als Ausdruck, wie auch als Statement.</text:p>
      <text:p text:style-name="Text_20_body"/>
      <text:h text:style-name="Heading_20_4" text:outline-level="4"><text:soft-page-break/>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17">Bei <text:span text:style-name="T2">vpoke</text:span> wird die interne C-Variable auf den Wert nach dem Istgleich gesetzt. Der Rückgabewert von <text:span text:style-name="T2">vpeek</text:span> ist der Inhalt der internen C-Variable.</text:p>
      <text:p text:style-name="Text_20_body">Siehe auch entsprechendes Kapitel (<text:bookmark-ref text:reference-format="chapter" text:ref-name="__RefNumPara__1987_1650267454">4.4.2</text:bookmark-ref>; S.<text:bookmark-ref text:reference-format="page" text:ref-name="__RefNumPara__1987_1650267454">24</text:bookmark-ref> ff.) in diesem Dokument.</text:p>
      <text:p text:style-name="Text_20_body"/>
      <text:h text:style-name="Heading_20_3" text:outline-level="3"><text:bookmark text:name="__RefNumPara__2031_1650267454"/>AVR-spezifische BASIC-Befehle<text:bookmark-end text:name="__RefNumPara__2031_1650267454"/></text:h>
      <text:h text:style-name="Heading_20_4" text:outline-level="4">EEPROM-Inhalt setzen (epoke)</text:h>
      <text:p text:style-name="P6">epoke(&lt;val|var|expr&gt;)=&lt;val|var|expr&gt;</text:p>
      <text:p text:style-name="Text_20_body"/>
      <text:p text:style-name="P17">Der Wert in den Klammern gibt die Adresse im EEPROM an, deren Inhalt mit dem Wert rechts neben dem Istgleich gefüllt werden. Der Befehl ist AVR-spezifisch.</text:p>
      <text:p text:style-name="Text_20_body"/>
      <text:h text:style-name="Heading_20_4" text:outline-level="4">EEPROM-Inhalt lesen (epeek)</text:h>
      <text:p text:style-name="P6">&lt;var&gt;=epeek(&lt;val|var|expr&gt;)</text:p>
      <text:p text:style-name="Text_20_body"/>
      <text:p text:style-name="P17">Kann auch selbst Element eines Ausdrucks sein. Der Wert in den Klammern gibt die Adresse im EEPROM an, deren Inhalt zurück gegeben werden soll. Der Befehl ist AVR-spezifisch.</text:p>
      <text:p text:style-name="Text_20_body"/>
      <text:h text:style-name="Heading_20_4" text:outline-level="4">Pause-Befehl (wait)</text:h>
      <text:p text:style-name="P6">wait &lt;val|var|expr&gt;</text:p>
      <text:p text:style-name="Text_20_body"/>
      <text:p text:style-name="P17">Die Pausezeit ist in Millisekunden anzugeben. Intern wird _delay_ms() aus util/delay.h (mit allen Kon­sequenzen) verwendet, also der Prozessor wartet wirklich und ist damit auch AVR-spezifisch.</text:p>
      <text:p text:style-name="Text_20_body"/>
      <text:h text:style-name="Heading_20_4" text:outline-level="4">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text:soft-page-break/>Es wird das angegebenen Pin des jeweiligen Ports als Aus- oder Eingang gesetzt. Dabei werden alle Werte &gt;0 als Ausgang und Werte =0 wird als Eingang gewertet.</text:p>
      <text:p text:style-name="P17">Der Befehl ist AVR-spezifisch. Welche Ports angesteuert werden können ist abhängig vom verwende­ten Mikrocontroller und kann in ubasic_config.h eingestellt werden. </text:p>
      <text:p text:style-name="Text_20_body"/>
      <text:h text:style-name="Heading_20_4" text:outline-level="4">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uf 0 oder 1 gesetzt. Dabei werden alle Werte größer 0 als 1 und Werte gleich 0 als 0 gewertet.</text:p>
      <text:p text:style-name="P17">Der Befehl ist AVR-spezifisch. Welche Ports angesteuert werden können ist abhängig vom verwende­ten Mikrocontroller und kann in ubasic_config.h eingestellt werden. </text:p>
      <text:p text:style-name="Text_20_body"/>
      <text:h text:style-name="Heading_20_4" text:outline-level="4">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 Pin des entsprechenden Ports ausgelesen und als Ergebnis zurückgegeben.</text:p>
      <text:p text:style-name="P17">Der Befehl ist AVR-spezifisch. Welche Ports angesteuert werden können ist abhängig vom verwende­ten Mikrocontroller und kann in ubasic_config.h eingestellt werden. </text:p>
      <text:p text:style-name="Text_20_body"/>
      <text:h text:style-name="Heading_20_4" text:outline-level="4">ADC-Auslesen (adc)</text:h>
      <text:p text:style-name="P6">var=adc(&lt;val|var|expr&gt;)</text:p>
      <text:p text:style-name="Text_20_body"/>
      <text:p text:style-name="Text_20_body">Die Nummer in Klammern gibt den entsprechenden ADC an.</text:p>
      <text:p text:style-name="P17">Der Befehl ist AVR-spezifisch. Die Konfiguration der möglichen ADC-Kanäle ist abhängig vom ver­wendeten Mikrocontroller und kann in ubasic_config.h eingestellt werden. </text:p>
      <text:p text:style-name="Text_20_body"/>
      <text:h text:style-name="Heading_20_2" text:outline-level="2">BASIC-Fehlerbehandlung</text:h>
      <text:p text:style-name="P17">Soweit der Interpreter Fehler im Basic-Programm erkennt, werden sie in folgender Form auf der Stan­dard-Ausgabe ausgegeben:</text:p>
      <text:p text:style-name="P6">error &lt;error-number&gt; at sourceline: &lt;linenum&gt; (&lt;basic-linenum&gt;?) in program &lt;name&gt;</text:p>
      <text:p text:style-name="Text_20_body"/>
      <text:p text:style-name="P17"><text:soft-page-break/>Dabei entspricht &lt;linenum&gt; <text:s/>der Zeile im BASIC-Quelltext (also nicht die BASIC-Zeilennumer) und &lt;basic-linenum&gt; der BASIC-Zeilennummer (soweit vorhanden). Wenn innerhalb der Konfiguration der Support für externe Unterprogramme aktiviert ist, bezeichnet &lt;name&gt; die Programm-Datei, in der der Fehler aufgetreten ist.</text:p>
      <text:p text:style-name="Text_20_body">&lt;error-number&gt; hat folgende Bedeutungen (siehe auch uBasic.h):</text:p>
      <text:p text:style-name="Preformatted_20_Text">#define SYNTAX_ERROR<text:tab/><text:tab/><text:tab/>1 </text:p>
      <text:p text:style-name="Preformatted_20_Text">#define UNKNOWN_ADC_CHANNEL<text:tab/><text:tab/>2 </text:p>
      <text:p text:style-name="Preformatted_20_Text">#define UNKNOWN_IO_PORT<text:tab/><text:tab/><text:tab/>3 </text:p>
      <text:p text:style-name="Preformatted_20_Text">#define FOR_WITHOUT_TO<text:tab/><text:tab/><text:tab/>4 </text:p>
      <text:p text:style-name="Preformatted_20_Text">#define UNKNOWN_STATEMENT<text:tab/><text:tab/>5 </text:p>
      <text:p text:style-name="Preformatted_20_Text">#define UNKNOWN_CALL_FUNCT<text:tab/><text:tab/>6 </text:p>
      <text:p text:style-name="Preformatted_20_Text">#define UNKNOWN_CALL_FUNCT_TYP<text:tab/>7 </text:p>
      <text:p text:style-name="Preformatted_20_Text">#define UNKNOWN_CVAR_NAME<text:tab/><text:tab/>8 </text:p>
      <text:p text:style-name="Preformatted_20_Text">#define SHORT_IF_WITH_ELSE<text:tab/><text:tab/>9 </text:p>
      <text:p text:style-name="Preformatted_20_Text">#define GOSUB_STACK_DETH<text:tab/><text:tab/>10 </text:p>
      <text:p text:style-name="Preformatted_20_Text">#define FOR_STACK_DETH<text:tab/><text:tab/><text:tab/>11 </text:p>
      <text:p text:style-name="Preformatted_20_Text">#define GOSUB_STACK_INVALID<text:tab/><text:tab/>12 </text:p>
      <text:p text:style-name="Preformatted_20_Text">#define UNKNOWN_SUBPROC<text:tab/><text:tab/><text:tab/>13 </text:p>
      <text:p text:style-name="Preformatted_20_Text">#define GOSUB_NO_EXT_SUBPROC<text:tab/><text:tab/>14<text:tab/> </text:p>
      <text:p text:style-name="Preformatted_20_Text">#define ARRAY_OUT_OF_RANGE<text:tab/><text:tab/>15 </text:p>
      <text:p text:style-name="Preformatted_20_Text">#define OUT_OF_MEMORY <text:s text:c="10"/><text:tab/>16 </text:p>
      <text:p text:style-name="Preformatted_20_Text">#define NOT_ENOUGH_DATA<text:tab/><text:tab/><text:tab/>17 </text:p>
      <text:p text:style-name="Preformatted_20_Text">#define UNKNOWN_LINENUMBER<text:tab/><text:tab/>18 </text:p>
      <text:p text:style-name="Preformatted_20_Text">#define INPUT_IS_NOT_NUMBER <text:s text:c="4"/><text:tab/>19 </text:p>
      <text:p text:style-name="Preformatted_20_Text">#define UNKNOWN_VARIABLE <text:s text:c="7"/><text:tab/>20 </text:p>
      <text:p text:style-name="Preformatted_20_Text">#define STRING_TO_LARGE <text:s text:c="8"/><text:tab/>21</text:p>
      <text:p text:style-name="Preformatted_20_Text">#define DATA_READ_TYPE_DIFF<text:tab/><text:tab/>22 </text:p>
      <text:p text:style-name="Preformatted_20_Text">#define STRINGVAR_NOT_INIT<text:tab/><text:tab/>23</text:p>
      <text:p text:style-name="P17"/>
      <text:p text:style-name="P17">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P53" text:outline-level="1"><text:bookmark text:name="__RefNumPara__2582_1072573589"/>Funktionsweise des Interpreters<text:bookmark-end text:name="__RefNumPara__2582_1072573589"/></text:h>
      <text:p text:style-name="Text_20_body">Der uBasic-Interpreter unterteilt sich in zwei Komponenten: </text:p>
      <text:list xml:id="list801193016" text:style-name="L6">
        <text:list-item>
          <text:p text:style-name="P51">dem Tokenizer (tokenizer.*) </text:p>
        </text:list-item>
        <text:list-item>
          <text:p text:style-name="P38">dem eigentlichen uBasic (ubasic*.*) </text:p>
        </text:list-item>
      </text:list>
      <text:p text:style-name="P17"><text:line-break/>Der Tokenizer analysiert den zu interpretierenden Code schrittweise nach ihm bekannten Syntaxele­menten. Dazu sind in tokenizer.c zwei Methoden implementiert:</text:p>
      <text:list xml:id="list897032848" text:style-name="L7">
        <text:list-item>
          <text:p text:style-name="P39">mittels einer Schlüsselwort-Tabelle (keywords[]) und einer Routine für Einzelzeichen (singlechar()), welche jeweils für jedes potentielle Syntaxelement sequenziell durchsucht wer­den. <text:line-break/><text:span text:style-name="T12">Vorteil</text:span>: die Schlüsselwörter sind transparent im Quelltext abgelegt <text:line-break/><text:span text:style-name="T12">Nachteil</text:span>: langsam</text:p>
        </text:list-item>
        <text:list-item>
          <text:p text:style-name="P39">der Fastparser, welcher mittels eines optimierten Binär-Baum arbeitet. Dabei wird der Baum zeichenweise <text:s/>der Baum. Ist man an einem Blatt angekommen, hat man ein gültiges Schlüssel­wort und damit das entsprechende Token gefunden.<text:line-break/><text:soft-page-break/><text:span text:style-name="T12">Vorteil</text:span>: extrem schnell <text:line-break/><text:span text:style-name="T12">Nachteil</text:span>: es wird ein Tool zur Generierung des optimierten Binär-Baums benötigt</text:p>
        </text:list-item>
      </text:list>
      <text:p text:style-name="P17">Weiterhin stellt tokenizer.c diverse Funktionen zur Verfügung, um das aktuelle Token abzufragen, die Tokenanalyse fortzuführen sowie bei einigen Token deren Wert zurückzugeben (String, Variable, Wert etc.). </text:p>
      <text:p text:style-name="P17">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17">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17">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text:bookmark text:name="__RefHeading__2446_1405763181"/><text:bookmark text:name="__RefNumPara__2220_1865953783"/>Parametrisierung (ubasic_config.h)<text:bookmark-end text:name="__RefHeading__2446_1405763181"/><text:bookmark-end text:name="__RefNumPara__2220_1865953783"/></text:h>
      <text:p text:style-name="P17">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17">Definiert die Standardausgabe für den Basic-Befehl <text:span text:style-name="T2">print </text:span><text:span text:style-name="T5">(Kapitel </text:span><text:span text:style-name="T5"><text:bookmark-ref text:reference-format="chapter" text:ref-name="__RefNumPara__1989_1650267454">2.3.11</text:bookmark-ref></text:span><text:span text:style-name="T5">; S.</text:span><text:span text:style-name="T5"><text:bookmark-ref text:reference-format="page" text:ref-name="__RefNumPara__1989_1650267454">8</text:bookmark-ref></text:span><text:span text:style-name="T5">)</text:span><text:span text:style-name="T2">,</text:span> im obigen Beispiel über die serielle Schnittstelle.</text:p>
      <text:p text:style-name="Text_20_body"/>
      <text:p text:style-name="Preformatted_20_Text">#define MAX_STRINGLEN 40</text:p>
      <text:p text:style-name="P17">Maximale Länge eines Strings innerhalb des Basic-Befehls <text:span text:style-name="T2">print</text:span><text:span text:style-name="T5"> bzw. von String-Variablen.</text:span> (Bsp.: maximal 40 Zeichen)</text:p>
      <text:p text:style-name="P17"/>
      <text:p text:style-name="Preformatted_20_Text">#define MAX_INPUT_LEN 11</text:p>
      <text:p text:style-name="P17">Maximale Länge einer Eingabe bei BASIC-Befehl <text:span text:style-name="T2">input</text:span> (Kapitel <text:bookmark-ref text:reference-format="chapter" text:ref-name="__RefNumPara__2035_1650267454">2.3.14</text:bookmark-ref>; S.<text:bookmark-ref text:reference-format="page" text:ref-name="__RefNumPara__2035_1650267454">9</text:bookmark-ref>). (Bsp.: maximal 11 Zeichen)</text:p>
      <text:p text:style-name="P17"/>
      <text:p text:style-name="Preformatted_20_Text">#define MAX_GOSUB_STACK_DEPTH 2</text:p>
      <text:p text:style-name="P17">Maximale Schachtelungstiefe innerhalb von <text:span text:style-name="T2">gosub</text:span>-Anweisungen. (Bsp.: maximale Schachtelungstiefe 2)</text:p>
      <text:p text:style-name="Text_20_body"/>
      <text:p text:style-name="Preformatted_20_Text">#define MAX_FOR_STACK_DEPTH 4</text:p>
      <text:p text:style-name="P17">Maximale Schachtelungstiefe von <text:span text:style-name="T2">for-next</text:span>-Anweisungen. (Bsp.: maximale Schachtelungstiefe 4)</text:p>
      <text:p text:style-name="Text_20_body"><text:soft-page-break/></text:p>
      <text:p text:style-name="Preformatted_20_Text">#define MAX_VARNUM 26</text:p>
      <text:p text:style-name="P17">Maximale Anzahl von Basic-Variablen. Da Variablennamen nur aus einem Buchstaben bestehen kön­nen, sind maximal 26 Variablen möglich. (Bsp.: maximal 26 Variablen)</text:p>
      <text:p text:style-name="P17"/>
      <text:p text:style-name="Preformatted_20_Text">#define MAX_KEYWORD_LEN<text:tab/>8</text:p>
      <text:p text:style-name="P17">Maximallänge der Schlüsselwörter in der Tabelle keywords[] (tokenizer.*). (Bsp.: maximal 8 Zeichen)</text:p>
      <text:p text:style-name="Text_20_body"/>
      <text:p text:style-name="Preformatted_20_Text">#define MAX_NAME_LEN 8</text:p>
      <text:p text:style-name="P17">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reformatted_20_Text">#define UBASIC_INPUT<text:tab/><text:tab/>1</text:p>
      <text:p text:style-name="Preformatted_20_Text">#define UBASIC_HEX_BIN<text:tab/><text:tab/>1 </text:p>
      <text:p text:style-name="P17">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17">Über dieses Define wird das Einbinden von externen Unterprogrammen mittels des <text:span text:style-name="T2">gosub</text:span>-Befehls ge­steuert (Kapitel <text:bookmark-ref text:reference-format="chapter" text:ref-name="__RefNumPara__1991_1650267454">2.3.6</text:bookmark-ref>; S.<text:bookmark-ref text:reference-format="page" text:ref-name="__RefNumPara__1991_1650267454">7</text:bookmark-ref>).</text:p>
      <text:p text:style-name="P17"><text:s/></text:p>
      <text:p text:style-name="Preformatted_20_Text">#define UBASIC_ARRAY<text:tab/>1</text:p>
      <text:p text:style-name="P17">Variablen können als Felder definiert werden (Basic-Befehl <text:span text:style-name="T2">dim</text:span><text:span text:style-name="T5">; Kapitel </text:span><text:span text:style-name="T5"><text:bookmark-ref text:reference-format="chapter" text:ref-name="__RefNumPara__2033_1650267454">2.3.13</text:bookmark-ref></text:span><text:span text:style-name="T5">; S.</text:span><text:span text:style-name="T5"><text:bookmark-ref text:reference-format="page" text:ref-name="__RefNumPara__2033_1650267454">9</text:bookmark-ref></text:span>).</text:p>
      <text:p text:style-name="P17"/>
      <text:p text:style-name="Preformatted_20_Text">#define UBASIC_DATA<text:tab/><text:tab/>1</text:p>
      <text:p text:style-name="P17">Die BASIC-Befehle DATA/READ/RESTORE sind zulässig (Kapitel <text:bookmark-ref text:reference-format="chapter" text:ref-name="__RefNumPara__1993_1650267454">2.3.16</text:bookmark-ref>; S.<text:bookmark-ref text:reference-format="page" text:ref-name="__RefNumPara__1993_1650267454">10</text:bookmark-ref>).</text:p>
      <text:p text:style-name="P17"/>
      <text:p text:style-name="Preformatted_20_Text">#define UBASIC_STRING<text:tab/>1</text:p>
      <text:p text:style-name="P17">Zeichenkettenverarbeitung ist zulässig (Kapitel <text:bookmark-ref text:reference-format="chapter" text:ref-name="__RefNumPara__1995_1650267454">2.3.18</text:bookmark-ref>; S.<text:bookmark-ref text:reference-format="page" text:ref-name="__RefNumPara__1995_1650267454">10</text:bookmark-ref>).</text:p>
      <text:p text:style-name="P17"/>
      <text:p text:style-name="Preformatted_20_Text">#define UBASIC_NO_LINENUM_ALLOWED<text:tab/>1</text:p>
      <text:p text:style-name="P17">Es muss nicht vor jeder BASIC-Programmzeile eine Zeilennummer stehen.</text:p>
      <text:p text:style-name="P17"/>
      <text:p text:style-name="Preformatted_20_Text"><text:soft-page-break/>#define USE_LINENUM_CACHE<text:tab/><text:tab/>1 </text:p>
      <text:p text:style-name="Preformatted_20_Text">#define MAX_LINENUM_CACHE_DEPTH<text:tab/>8</text:p>
      <text:p text:style-name="P17">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17">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TOKENIZER_FASTPARSER<text:tab/><text:tab/><text:tab/>1</text:p>
      <text:p text:style-name="Text_20_body">Schnelleren Parser einschalten. </text:p>
      <text:p text:style-name="Text_20_body"/>
      <text:p text:style-name="Preformatted_20_Text">#define USE_AVR<text:tab/><text:tab/>1</text:p>
      <text:p text:style-name="P17">Mit diesem Define können AVR-spezifische Basic-Anweisungen ein- (Wert 1) oder ausgeschaltet wer­den (Kapitel <text:bookmark-ref text:reference-format="chapter" text:ref-name="__RefNumPara__2031_1650267454">2.3.20</text:bookmark-ref>; S.<text:bookmark-ref text:reference-format="page" text:ref-name="__RefNumPara__2031_1650267454">15</text:bookmark-ref>).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1</text:p>
      <text:p text:style-name="P17">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17">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17">Mit diesen Defines wird festgelegt, welche I/O-Port mit den Basic-Befehlen <text:span text:style-name="T2">dir</text:span>, <text:span text:style-name="T2">in</text:span> und <text:span text:style-name="T2">out</text:span> gesteuert <text:soft-page-break/>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17">Prinzipiell ist es möglich, uBasic auf verschiedenen Plattformen einzusetzen. Im Quelltextpaket sind mehrere Testprogramme für unterschiedliche Hardwareplattformen und Betriebssysteme enthalten. Bitte dazu die Kommentare in den einzelnen Testprogrammen lesen!</text:p>
      <text:p text:style-name="P17"/>
      <text:h text:style-name="Heading_20_2" text:outline-level="2">Einbinden, Start eines Basic-Programmes in eigene Applikationen</text:h>
      <text:p text:style-name="P17">Das Einbinden des Interpreters in eigene Programme geht relativ einfach. Prinzipiell ist nur ubasic.h entsprechend zu includieren. Ggf. sind die Defines PRINTF (in ubasic_config.h für BASIC-Befehl <text:span text:style-name="T1">print</text:span>) an die eigene Ausgaberoutinen anzupassen. Des weiteren kann man in ubasic_config.h teilweise den Basic-Sprachumfang steuern (siehe weiter unten). <text:s/></text:p>
      <text:p text:style-name="P17">Zur Abarbeitung des Basic-Programmes ist ungefähr folgender Konstrukt im eigenen Programm einzu­bauen: </text:p>
      <text:p text:style-name="P8">uBasic_init(program);</text:p>
      <text:p text:style-name="P8">do {</text:p>
      <text:p text:style-name="P8"><text:s text:c="4"/>uBasic_run();</text:p>
      <text:p text:style-name="P8"><text:s text:c="3"/>} while(!uBasic_finished());</text:p>
      <text:p text:style-name="P17"><text:line-break/>uBasic_init() setzt einen internen Pointer auf den Anfang des Programmtextes und initialisiert ein paar weitere interne Variablen. </text:p>
      <text:p text:style-name="P17">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17"><text:line-break/>Eine weitere Variante, um die Abarbeitung des Basic-Programmes in einer bestehenden Hauptschleife einzubauen, könnte ungefähr so aussehen: </text:p>
      <text:p text:style-name="P8">while (1) {</text:p>
      <text:p text:style-name="P8"><text:s text:c="3"/>...</text:p>
      <text:p text:style-name="P8"><text:s text:c="3"/>// irgendwo Programm laden und uBasic_init(program) aufrufen</text:p>
      <text:p text:style-name="P8"><text:s text:c="3"/>...</text:p>
      <text:p text:style-name="P8"><text:s text:c="3"/>if (!uBasic_finished) uBasic_run;</text:p>
      <text:p text:style-name="P8"><text:s text:c="3"/>...</text:p>
      <text:p text:style-name="P13"><text:soft-page-break/>}</text:p>
      <text:p text:style-name="P17">Als Referenz für das Einbinden des Basic-Interpreters in eigene Programme, wird das Studium der Beispielprogramme, welche im Quellcode-Archiv enthalten sind, angeraten. </text:p>
      <text:p text:style-name="P17"/>
      <text:h text:style-name="Heading_20_2" text:outline-level="2">Schnittstelle zu anderen internen C-Funktionen und -Variablen</text:h>
      <text:h text:style-name="Heading_20_3" text:outline-level="3"><text:bookmark text:name="__RefNumPara__1797_1650267454"/>Basic-Befehl CALL<text:bookmark-end text:name="__RefNumPara__1797_1650267454"/></text:h>
      <text:p text:style-name="P17">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17">Dazu sind allerdings einige Dinge in den Quelltext-Dateien ubasic_call.h und ubasic_call.h vorzuberei­ten. </text:p>
      <text:p text:style-name="P17">Das folgende Erläuerung bezieht sich auf die Einbindung folgender C-Funktionen im Basic-Interpreter und deren Aufrufmöglichkeit mit dem Basic-Befehl <text:span text:style-name="T2">call</text:span>:</text:p>
      <text:p text:style-name="P17"/>
      <text:p text:style-name="Preformatted_20_Text">void a(void) {</text:p>
      <text:p text:style-name="P7"><text:tab/>DDRB |= (1 &lt;&lt; PB1);</text:p>
      <text:p text:style-name="P7"><text:tab/>PORTB |= (1 &lt;&lt; PB1);</text:p>
      <text:p text:style-name="P7">}</text:p>
      <text:p text:style-name="P7"/>
      <text:p text:style-name="P7">void b(int p1) {</text:p>
      <text:p text:style-name="P7"><text:tab/>DDRB |= (1 &lt;&lt; PB1);</text:p>
      <text:p text:style-name="P7"><text:tab/>if (p1) PORTB |= (1 &lt;&lt; PB1); else PORTB &amp;= ~(1 &lt;&lt; PB1);</text:p>
      <text:p text:style-name="P7">}</text:p>
      <text:p text:style-name="P7"/>
      <text:p text:style-name="P7">int c(int p1) {</text:p>
      <text:p text:style-name="P7"><text:tab/>int r=0;<text:tab/></text:p>
      <text:p text:style-name="P7"><text:tab/>ADMUX = <text:s/>p1;</text:p>
      <text:p text:style-name="P7"><text:tab/>ADMUX |= (1&lt;&lt;REFS0);</text:p>
      <text:p text:style-name="P7"><text:tab/>ADCSRA = (1&lt;&lt;ADEN) | (1&lt;&lt;ADPS1) | (1&lt;&lt;ADPS0);</text:p>
      <text:p text:style-name="P7"><text:tab/>ADCSRA |= (1&lt;&lt;ADSC); <text:s text:c="13"/></text:p>
      <text:p text:style-name="P7"><text:tab/>while (ADCSRA &amp; (1&lt;&lt;ADSC));</text:p>
      <text:p text:style-name="P7"><text:tab/>r = ADCW;</text:p>
      <text:p text:style-name="P7"><text:tab/>ADCSRA |= (1&lt;&lt;ADSC); <text:s/></text:p>
      <text:p text:style-name="P7"><text:tab/>while (ADCSRA &amp; (1&lt;&lt;ADSC));</text:p>
      <text:p text:style-name="P7"><text:tab/>r = ADCW;</text:p>
      <text:p text:style-name="P7"><text:tab/>ADCSRA=0;</text:p>
      <text:p text:style-name="P7"><text:tab/>return r;</text:p>
      <text:p text:style-name="P7">}</text:p>
      <text:p text:style-name="P17">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9">(1)</text:p>
      <text:p text:style-name="P7">// Funktionspointertypen</text:p>
      <text:p text:style-name="P7"><text:soft-page-break/>#define VOID_FUNC_VOID<text:tab/><text:tab/>0</text:p>
      <text:p text:style-name="P7">#define VOID_FUNC_INT<text:tab/><text:tab/>1</text:p>
      <text:p text:style-name="P7">#define INT_FUNC_INT<text:tab/><text:tab/>2</text:p>
      <text:p text:style-name="P7"/>
      <text:p text:style-name="P9">(2)</text:p>
      <text:p text:style-name="P7">// Strukturdefinition fuer Funktionspointertabelle</text:p>
      <text:p text:style-name="P7">typedef struct {</text:p>
      <text:p text:style-name="P7"><text:s text:c="6"/>char* funct_name;</text:p>
      <text:p text:style-name="P7"><text:s text:c="6"/>union ftp {</text:p>
      <text:p text:style-name="P7"><text:s text:c="8"/>void (*VoidFuncVoid)(void);</text:p>
      <text:p text:style-name="P7"><text:s text:c="8"/>void (*VoidFuncInt)<text:tab/>(int);</text:p>
      <text:p text:style-name="P7"><text:s text:c="8"/>int <text:s/>(*IntFuncInt)<text:tab/>(int);</text:p>
      <text:p text:style-name="P7"><text:s text:c="6"/>} funct_ptr;</text:p>
      <text:p text:style-name="P7"><text:s text:c="6"/>unsigned char typ;</text:p>
      <text:p text:style-name="P7">} callfunct_t;</text:p>
      <text:p text:style-name="Text_20_body"/>
      <text:p text:style-name="P17"><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0"/>
      <text:p text:style-name="P17"><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9">(3)</text:p>
      <text:p text:style-name="P7">// Funktionspointertabelle</text:p>
      <text:p text:style-name="P7">callfunct_t callfunct[] = {</text:p>
      <text:p text:style-name="P7"><text:s text:c="4"/>{"a",<text:tab/>.funct_ptr.VoidFuncVoid=a,<text:tab/>VOID_FUNC_VOID},</text:p>
      <text:p text:style-name="P7"><text:s text:c="4"/>{"b",<text:tab/>.funct_ptr.VoidFuncInt=b,<text:tab/>VOID_FUNC_INT},</text:p>
      <text:p text:style-name="P7"><text:s text:c="4"/>{"c",<text:tab/>.funct_ptr.IntFuncInt=c,<text:tab/><text:tab/>INT_FUNC_INT},</text:p>
      <text:p text:style-name="P7"><text:s text:c="4"/>{NULL, {NULL},<text:tab/>255}</text:p>
      <text:p text:style-name="P7">};</text:p>
      <text:p text:style-name="P7"/>
      <text:p text:style-name="P7">...</text:p>
      <text:p text:style-name="P7"/>
      <text:p text:style-name="P9">(4)</text:p>
      <text:p text:style-name="P7">// je nach Funktionstyp (3.Spalte in Funktionspointertabelle) </text:p>
      <text:p text:style-name="P7">// Parameterliste aufbauen und Funktion aufrufen</text:p>
      <text:p text:style-name="P7">switch (callfunct[idx].typ){</text:p>
      <text:p text:style-name="P7"><text:tab/>case VOID_FUNC_VOID: <text:tab/><text:tab/><text:tab/><text:tab/><text:tab/><text:tab/><text:tab/><text:tab/><text:tab/><text:tab/><text:tab/>callfunct[idx].funct_ptr.VoidFuncVoid();</text:p>
      <text:p text:style-name="P7"><text:tab/><text:tab/>break;</text:p>
      <text:p text:style-name="P7"><text:tab/>case VOID_FUNC_INT:<text:tab/></text:p>
      <text:p text:style-name="P7"><text:tab/><text:tab/>accept(TOKENIZER_COMMA);</text:p>
      <text:p text:style-name="P7"><text:tab/><text:tab/>p1=expr();</text:p>
      <text:p text:style-name="P7"><text:tab/><text:tab/>callfunct[idx].funct_ptr.VoidFuncInt(p1);</text:p>
      <text:p text:style-name="P7"><text:tab/><text:tab/>break;</text:p>
      <text:p text:style-name="P7"><text:tab/>case INT_FUNC_INT: </text:p>
      <text:p text:style-name="P7"><text:tab/><text:tab/>accept(TOKENIZER_COMMA);</text:p>
      <text:p text:style-name="P7"><text:tab/><text:tab/>p1=expr();</text:p>
      <text:p text:style-name="P7"><text:tab/><text:tab/>r=callfunct[idx].funct_ptr.IntFuncInt(p1);</text:p>
      <text:p text:style-name="P7"><text:tab/><text:tab/>break;</text:p>
      <text:p text:style-name="P7"/>
      <text:p text:style-name="P7">...</text:p>
      <text:p text:style-name="P7"><text:soft-page-break/></text:p>
      <text:p text:style-name="P9">(5)</text:p>
      <text:p text:style-name="P7">// bei Funktionspointertypen ohne Rueckgabewert ein Token</text:p>
      <text:p text:style-name="P7">// weitergelesen...</text:p>
      <text:p text:style-name="P7">if <text:s/>((callfunct[idx].typ == VOID_FUNC_VOID) ||</text:p>
      <text:p text:style-name="P7"><text:tab/>(callfunct[idx].typ == VOID_FUNC_INT) </text:p>
      <text:p text:style-name="P7"><text:tab/>) tokenizer_next();</text:p>
      <text:p text:style-name="Text_20_body"/>
      <text:p text:style-name="P17"><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17"/>
      <text:p text:style-name="P17"><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17"/>
      <text:p text:style-name="P17"><text:span text:style-name="T4">(5)</text:span> Bei C-Funktionen ohne Rückgabewert, der auch an den call-Befehl (uBasic) zurück gereicht wer­den soll, ist das entsprechende Funktionstyp-Define in der if-Anweisung (call_statement()), mit ODER verknüpft, aufzunehmen.</text:p>
      <text:p text:style-name="P17">Selbstverständlich sind die Header-Dateien, in denen die entsprechenden C-Variablen definiert sind, zu includieren. </text:p>
      <text:p text:style-name="Text_20_body"/>
      <text:h text:style-name="Heading_20_3" text:outline-level="3"><text:bookmark text:name="__RefNumPara__1987_1650267454"/>Basic-Befehle VPEEK, VPOKE<text:bookmark-end text:name="__RefNumPara__1987_1650267454"/></text:h>
      <text:p text:style-name="P17">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7">// Variablenpointertabelle</text:p>
      <text:p text:style-name="P7">cvars_t cvars[] = {</text:p>
      <text:p text:style-name="P7"><text:s text:c="4"/>{"a", &amp;va},</text:p>
      <text:p text:style-name="P7"><text:s text:c="4"/>{NULL, NULL}</text:p>
      <text:p text:style-name="P7">};</text:p>
      <text:p text:style-name="P17">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17">Selbstverständlich sind die Header-Dateien, in denen die entsprechenden C-Variablen definiert sind, zu includieren. </text:p>
      <text:p text:style-name="Text_20_body"/>
      <text:h text:style-name="Heading_20_1" text:outline-level="1"><text:soft-page-break/>Variabler Zugriff auf Basic-Quelltext</text:h>
      <text:h text:style-name="Heading_20_2" text:outline-level="2">Ziel </text:h>
      <text:p text:style-name="P17">Ziel der in der Folge beschrieben Systematik ist es, das Einlesen des Basic-Quelltextes von einem be­liebigen Medium zu ermöglichen. Medien könnten z.B. sein:</text:p>
      <text:list xml:id="list571035993" text:style-name="L8">
        <text:list-item>
          <text:p text:style-name="P31">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31">Flash-RAM, EEPROM eines Mikrocontrollers, soweit vorhanden (z.B. AVR-Mikrocontroller)</text:p>
        </text:list-item>
        <text:list-item>
          <text:p text:style-name="P31">angeschlossene externe Speicherbausteine</text:p>
        </text:list-item>
        <text:list-item>
          <text:p text:style-name="P31">ein eventuell vorhandenes Filesystem (SD-Karte, Festplatte usw.)</text:p>
        </text:list-item>
        <text:list-item>
          <text:p text:style-name="P31">usw.</text:p>
        </text:list-item>
      </text:list>
      <text:p text:style-name="P17"/>
      <text:p text:style-name="P17">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17">Der eigentliche Zugriff auf den Basic-Quelltext erfolgt innerhalb des Parsers (tokenizer.c) mittels eines Zeigers, der immer auf die aktuelle Position innerhalb des Basic-Programmes zeigt. Folgende Funktio­nen müssen mit diesem Zeiger realisierbar sein:</text:p>
      <text:list xml:id="list1795730771" text:style-name="L9">
        <text:list-item>
          <text:p text:style-name="P40">Abfrage der Zeigersposition</text:p>
        </text:list-item>
        <text:list-item>
          <text:p text:style-name="P40">Abfrage des Wertes der Speicherzelle, auf die der Zeiger aktuell zeigt</text:p>
        </text:list-item>
        <text:list-item>
          <text:p text:style-name="P40">Inkrementieren des Zeigers um eine Stelle weiter</text:p>
        </text:list-item>
        <text:list-item>
          <text:p text:style-name="P40">Setzen einer beliebigen neuen Zeigerposition</text:p>
        </text:list-item>
        <text:list-item>
          <text:p text:style-name="P40">Basic-Programmende-Erkennung</text:p>
        </text:list-item>
      </text:list>
      <text:p text:style-name="Text_20_body"/>
      <text:p text:style-name="P17">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17">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text:soft-page-break/>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17">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17">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17">Erhöht den Wert des Zeiger um eine Stelle. Wichtig ist, dass auch der physischen Zeiger des entspre­chenden Mediums danach auf die korrekte Position zeigt und der Inhalt der referenzierten Speicherzel­le mittels GET_CONTENT_PROG_PTR abfragbar ist. </text:p>
      <text:p text:style-name="P17">Theoretisch könnte auch SET_PROG_PTR_ABSOLUT verwendet werden:</text:p>
      <text:p text:style-name="Preformatted_20_Text">#define INCR_PROG_PTR (SET_PROG_PTR_ABSOLUT(PROG_PTR+1))</text:p>
      <text:p text:style-name="P17">Aber vielleicht gibt es, je nach Medium, optimalere Operationen (wie z.B. bei Zugriffen via fseek()/fgetc() innerhalb eines Dateisystems). Aus diesen Grund ist dieses Define extra herausgeführt.</text:p>
      <text:p text:style-name="P17"/>
      <text:p text:style-name="Preformatted_20_Text">#define END_OF_PROG_TEXT GET_CONTENT_PROG_PTR == 0</text:p>
      <text:p text:style-name="P17">Bedingung mit der das physische Ende des Basic-Programmtextes erkannt werden kann. Das Ergebnis muss wahr (größer 0) sein, wenn das Programmende erreicht ist.</text:p>
      <text:p text:style-name="P17"/>
      <text:p text:style-name="P17">Im Quelltextarchiv sind Beispiele für unterschiedliche Zugriffsmethoden auf den Basic-Quelltext zu finden, um die Funktionsweise verdeutlichen:</text:p>
      <text:list xml:id="list2049462130" text:style-name="L10">
        <text:list-item>
          <text:p text:style-name="P32">Programm im Flash-Speicher eines AVR-Mikrocontrollers</text:p>
        </text:list-item>
        <text:list-item>
          <text:p text:style-name="P32">Programm auf einer SD-Karte an einem AVR-Mikrocontroller </text:p>
        </text:list-item>
        <text:list-item>
          <text:p text:style-name="P52">über direkte Dateisystemzugriffe unter Linux</text:p>
          <text:p text:style-name="P48"/>
        </text:list-item>
      </text:list>
      <text:h text:style-name="Heading_20_1" text:outline-level="1"><text:bookmark text:name="__RefNumPara__1985_1650267454"/>Aufruf von externen Unterprogrammen<text:bookmark-end text:name="__RefNumPara__1985_1650267454"/></text:h>
      <text:p text:style-name="P17">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17">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text:soft-page-break/>wie „globale Variablen“. Das gleiche gilt für sämtliche Stack- und Cache-Bereiche (for-next, gosub, Zeilennummern-Cache) des Hauptprogrammes.</text:p>
      <text:p text:style-name="P17">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1371402417" text:style-name="L11">
        <text:list-item>
          <text:p text:style-name="P33">Schließen des derzeitig geöffneten Programms;</text:p>
        </text:list-item>
        <text:list-item>
          <text:p text:style-name="P33">Öffnen des Programms dessen Name als Parameter übergeben wurde </text:p>
        </text:list-item>
        <text:list-item>
          <text:p text:style-name="P33">Setzen der Zeiger <text:span text:style-name="T2">PROG_PTR</text:span> und <text:span text:style-name="T2">programm_ptr</text:span> auf den Anfang des neuen Programms; </text:p>
        </text:list-item>
        <text:list-item>
          <text:p text:style-name="P33">Aufruf <text:span text:style-name="T2">tokenizer_init()</text:span></text:p>
        </text:list-item>
        <text:list-item>
          <text:p text:style-name="P33">Setzen der Variable <text:span text:style-name="T2">current_proc</text:span> auf aktuellenProgrammname</text:p>
        </text:list-item>
        <text:list-item>
          <text:p text:style-name="P33">Fehlerbehandlung nicht vergessen, z.B. Programm nicht vorhanden</text:p>
        </text:list-item>
      </text:list>
      <text:p text:style-name="P17"/>
      <text:p text:style-name="P17">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19">Beispiele für verschiedene Speichermedien sind im Quelltextarchiv enthalten.</text:p>
      <text:p text:style-name="P19"/>
      <text:h text:style-name="Heading_20_1" text:outline-level="1">Codegenerierung</text:h>
      <text:h text:style-name="Heading_20_2" text:outline-level="2">Verzeichnisse</text:h>
      <text:p text:style-name="P17">Ausgehend vom Verzeichnis <text:span text:style-name="T8">avr-basic/uwe_berger/</text:span> befinden sich folgende Unterverzeichnis­se im Projektordner:</text:p>
      <text:list xml:id="list284080663" text:style-name="L12">
        <text:list-item>
          <text:p text:style-name="P41"><text:span text:style-name="T8">avr_basic/</text:span> <text:line-break/>der eigentliche BASIC-Interpreter</text:p>
        </text:list-item>
        <text:list-item>
          <text:p text:style-name="P41"><text:span text:style-name="T8">basic/</text:span> <text:line-break/>einige BASIC-Testprogramme</text:p>
        </text:list-item>
        <text:list-item>
          <text:p text:style-name="P41"><text:span text:style-name="T8">df/</text:span><text:line-break/>Zugriffsroutinen auf externen Dataflash (AVR)</text:p>
        </text:list-item>
        <text:list-item>
          <text:p text:style-name="P41"><text:span text:style-name="T8">doku/</text:span> <text:line-break/>die Dokumentation</text:p>
        </text:list-item>
        <text:list-item>
          <text:p text:style-name="P41"><text:span text:style-name="T8">ds1307/</text:span> <text:line-break/>Zugriffsroutinen auf RTC-IC DS1307 (für AVR)</text:p>
        </text:list-item>
        <text:list-item>
          <text:p text:style-name="P41"><text:span text:style-name="T10">fastparser_build_tool/</text:span> <text:line-break/>Tool zur Generierung des Binärbaums für den FastParser </text:p>
        </text:list-item>
        <text:list-item>
          <text:p text:style-name="P41"><text:span text:style-name="T8">lc7981/</text:span> <text:line-break/><text:soft-page-break/>Zugriffsroutinen auf LCD auf Basis LC7981 (für AVR)</text:p>
        </text:list-item>
        <text:list-item>
          <text:p text:style-name="P41"><text:span text:style-name="T8">mcurses/</text:span><text:line-break/>ncurses-ähnliche Bibliothek zum Steuern von Vtxxx-Terminals; wird von <text:span text:style-name="T8">smed</text:span> (small editor) benötigt; Autor von mcurses: Frank Meyer</text:p>
        </text:list-item>
        <text:list-item>
          <text:p text:style-name="P41"><text:span text:style-name="T8">mem_check/</text:span> <text:line-break/>Routinen zur Ermittlung des Speicherverbrauchs auf einem AVR</text:p>
        </text:list-item>
        <text:list-item>
          <text:p text:style-name="P41"><text:span text:style-name="T8">sd_card/</text:span> <text:line-break/>Routinen für Zugriff auf SD-Karten (für AVR)</text:p>
        </text:list-item>
        <text:list-item>
          <text:p text:style-name="P41"><text:span text:style-name="T8">smed/</text:span><text:line-break/>smed (small editor) ein kleiner Full-Screen-Editor, welcher auch unter ressourcenarmen Bedingungen läuft und mit dem z.B. die BASIC-Programme direkt auf der MCU editiert werden können. (sie auch <text:span text:style-name="T8">README</text:span>)</text:p>
        </text:list-item>
        <text:list-item>
          <text:p text:style-name="P41"><text:span text:style-name="T8">uart/</text:span> <text:line-break/>Routinen für serielle Schnittstelle (für AVR)</text:p>
        </text:list-item>
        <text:list-item>
          <text:p text:style-name="P41"><text:span text:style-name="T8">/</text:span> <text:line-break/>diverse Makefiles und Rahmenprogramme für verschiedene Plattformen</text:p>
        </text:list-item>
      </text:list>
      <text:p text:style-name="Text_20_body"/>
      <text:h text:style-name="Heading_20_2" text:outline-level="2">Plattformabhängige Makefiles</text:h>
      <text:p text:style-name="P17">Wie Eingangs bereits erwähnt, kann der BASIC-Interpreter auf unterschiedlichen Plattformen (gemeint ist dabei Hardware und Betriebssystem) eingesetzt werden. Dem entsprechend gibt es deshalb auch un­terschiedliche Makefiles und Rahmenprogramme für die Übersetzung.</text:p>
      <text:p text:style-name="Text_20_body"><text:span text:style-name="T13">Makefiles (Rahmenprogramm)</text:span>:</text:p>
      <text:list xml:id="list66549924" text:style-name="L13">
        <text:list-item>
          <text:p text:style-name="P42"><text:span text:style-name="T8">Makefile_arduino (ubasic_avr_sd.c)</text:span>:<text:line-break/>Arduino-Board (Duemilanove) mit SD-Karten-Erweiterung und RTC DS1307</text:p>
        </text:list-item>
        <text:list-item>
          <text:p text:style-name="P42"><text:span text:style-name="T8">Makefile_avr_pgm (ubasic_avr_pgm.c)</text:span>:<text:line-break/>einfaches AVR-Board mit Mega168 oder Mega328, BASIC-Programme befinden sich im Pro­grammflash des AVR</text:p>
        </text:list-item>
        <text:list-item>
          <text:p text:style-name="P42"><text:span text:style-name="T8">Makefile_avr_sd (ubasic_avr_sd.c)</text:span>:<text:line-break/>dito, aber SD-Karte</text:p>
        </text:list-item>
        <text:list-item>
          <text:p text:style-name="P42"><text:span text:style-name="T8">Makefile_avr_sd_lc7981 (ubasic_avr_sd_lc7981.c)</text:span>:<text:line-break/>dito, aber SD-Karte und Grafik-LCD LC7981</text:p>
        </text:list-item>
        <text:list-item>
          <text:p text:style-name="P42"><text:span text:style-name="T8">Makefile_etherrape (ubasic_etherrape.c)</text:span>:<text:line-break/>Etherrape-Board (siehe auch http://lochraster.org); u.a. bestückt mit einem Atmega644 und ei­nem externen Dataflash-Baustein, auf dem die BASIC-Programme liegen </text:p>
        </text:list-item>
        <text:list-item>
          <text:p text:style-name="P42"><text:span text:style-name="T8">Makefile_file (ubasic_file.c)</text:span>:<text:line-break/>für Linux, BASIC-Programm wird als Aufrufparameter übergeben</text:p>
        </text:list-item>
        <text:list-item>
          <text:p text:style-name="P42"><text:span text:style-name="T8">Makefile_mingw (ubasic_file.c)</text:span>:<text:line-break/>dito, aber für Windows mit installierten MinGW</text:p>
        </text:list-item>
      </text:list>
      <text:p text:style-name="P22"/>
      <text:p text:style-name="P22">Folgende make-Aufrufe weisen alle Makefiles in der Regel auf:</text:p>
      <text:list xml:id="list831611228" text:style-name="L14">
        <text:list-item>
          <text:p text:style-name="P43"><text:soft-page-break/><text:span text:style-name="T8">make -f Makefile_xxx</text:span><text:span text:style-name="T14"> <text:line-break/>Übersetzen des Projektes</text:span></text:p>
        </text:list-item>
        <text:list-item>
          <text:p text:style-name="P43"><text:span text:style-name="T8">make -f Makefile_xxx clean<text:line-break/></text:span>Löschen aller ausführbaren Programme, Objekte usw.</text:p>
        </text:list-item>
        <text:list-item>
          <text:p text:style-name="P43"><text:span text:style-name="T8">make -f Makefile_xxx pretty_code<text:line-break/></text:span>dito, sowie Textfiles ins UNIX-Format konvertieren und Execute-Flag rücksetzen</text:p>
        </text:list-item>
        <text:list-item>
          <text:p text:style-name="P43"><text:span text:style-name="T8">make -f Makefile_xxx flash<text:line-break/></text:span>nur für AVR, Flashen des Programms auf die MCU</text:p>
          <text:p text:style-name="P43"/>
        </text:list-item>
      </text:list>
      <text:h text:style-name="Heading_20_2" text:outline-level="2">Build-Tool für Fastparser (René Böllhoff)</text:h>
      <text:p text:style-name="P19">Mit dem gesetzten Define <text:s/>TOKENIZER_FASTPARSER (siehe auch Kapitel <text:bookmark-ref text:reference-format="chapter" text:ref-name="__RefNumPara__2220_1865953783">4.1</text:bookmark-ref>; S. <text:s/><text:bookmark-ref text:reference-format="page" text:ref-name="__RefNumPara__2220_1865953783">18</text:bookmark-ref>ff.) ist es möglich den extrem schnellen Parser in tokenizer.c einzuschalten. Wie bereits in Kapitel <text:bookmark-ref text:reference-format="chapter" text:ref-name="__RefNumPara__2582_1072573589">3</text:bookmark-ref> (Seite <text:bookmark-ref text:reference-format="page" text:ref-name="__RefNumPara__2582_1072573589">17</text:bookmark-ref>ff.) erfolgt hier die Erkennung der einzelnen BASIC Syntax-Elemente mit Hilfe eines optimierten Binär-Baums. Dieser Binär-Baum muss vor Übersetzung des Projektes und Verwendung des Fastparsers einmalig (es sei denn, man implementiert weitere BASIC-Schlüsselwörter) erzeugt werden. </text:p>
      <text:p text:style-name="P19">Das dazu notwendige Tool befindet sich im Unterverzeichnis <text:span text:style-name="T8">fastparser_build_tool/</text:span>. Folgende Vorgehensweise:</text:p>
      <text:list xml:id="list1628164334" text:style-name="L15">
        <text:list-item>
          <text:p text:style-name="P44"><text:span text:style-name="T11">make -f Makefile_xxx</text:span><text:span text:style-name="T6"><text:line-break/>Übersetzung des Tools ansich</text:span></text:p>
        </text:list-item>
        <text:list-item>
          <text:p text:style-name="P45">Anpassung der Datei basic_keywords.txt (falls der Syntax erweitert wurde)</text:p>
        </text:list-item>
        <text:list-item>
          <text:p text:style-name="P44"><text:span text:style-name="T11">make -f Makefile_xxx build</text:span><text:span text:style-name="T6"><text:line-break/>Generierung des Binär-Baums </text:span></text:p>
        </text:list-item>
        <text:list-item>
          <text:p text:style-name="P44"><text:span text:style-name="T6">die dabei entstandenen Dateien </text:span><text:span text:style-name="T11">tokenizer_data.c</text:span><text:span text:style-name="T6"> und </text:span><text:span text:style-name="T11">tokenizer_data.h</text:span><text:span text:style-name="T6"> ins Verzeichnis </text:span><text:span text:style-name="T11">avr_basic/</text:span><text:span text:style-name="T6"> kopieren</text:span></text:p>
        </text:list-item>
      </text:list>
      <text:p text:style-name="P16">Das war es und herzlichen Dank an René Böllhoff!</text:p>
      <text:h text:style-name="P54" text:outline-level="1">Formale Syntax-Beschreibung (EBNF)</text:h>
      <text:p text:style-name="P10">Line<text:tab/><text:tab/>= [number | number ":"] [statement] "\\n"; </text:p>
      <text:p text:style-name="P10">statement<text:tab/>= PRINT printlist | </text:p>
      <text:p text:style-name="P10"><text:tab/><text:tab/> <text:s/>[LET] (var "=" expression|str_var "=" str_expression) | </text:p>
      <text:p text:style-name="P10"><text:tab/><text:tab/> <text:s/>GOTO expression | </text:p>
      <text:p text:style-name="P10"><text:tab/><text:tab/> <text:s/>GOSUB (expression | characterstr) | </text:p>
      <text:p text:style-name="P10"><text:tab/><text:tab/> <text:s/>RETURN | </text:p>
      <text:p text:style-name="P10"><text:s text:c="2"/><text:tab/><text:tab/> <text:s/>IF relation{log_operator relation}(THEN statement[ELSE statement]|[THEN] statement) | </text:p>
      <text:p text:style-name="P10"><text:tab/><text:tab/> <text:s/>FOR var "=" expression ( TO | DOWNTO ) expression [STEP expression] | </text:p>
      <text:p text:style-name="P10"><text:tab/><text:tab/> <text:s/>NEXT var | </text:p>
      <text:p text:style-name="P10"><text:tab/><text:tab/> <text:s/>REM { any_character } | </text:p>
      <text:p text:style-name="P10"><text:tab/><text:tab/> <text:s/>DIM (var|str_var) "(" expression ")" |</text:p>
      <text:p text:style-name="P10"><text:tab/><text:tab/> <text:s/>INPUT [characterstr ";"] (var|str_var) {[","] (var|str_var)} |</text:p>
      <text:p text:style-name="P10"><text:tab/><text:tab/> <text:s/>DATA (number|characterstr) {[","] (number|characterstr)} |</text:p>
      <text:p text:style-name="P10"><text:tab/><text:tab/> <text:s/>READ (var|str_var) {[","] (var|str_var)} |</text:p>
      <text:p text:style-name="P10"><text:tab/><text:tab/> <text:s/>PUSH expression {[","] expression} |</text:p>
      <text:p text:style-name="P10"><text:tab/><text:tab/> <text:s/>POP var {[","] var} |</text:p>
      <text:p text:style-name="P10"><text:tab/><text:tab/> <text:s/>RESTORE | </text:p>
      <text:p text:style-name="P10"><text:tab/><text:tab/> <text:s/>SRAND | </text:p>
      <text:p text:style-name="P10"><text:tab/><text:tab/> <text:s/>WAIT expression | </text:p>
      <text:p text:style-name="P10"><text:tab/><text:tab/> <text:s/>OUT "(" characterstr "," expression ")" "=" expression | </text:p>
      <text:p text:style-name="P10"><text:tab/><text:tab/> <text:s/>EPOKE "(" expression ")" "=" expression | </text:p>
      <text:p text:style-name="P10"><text:tab/><text:tab/> <text:s/>VPOKE "(" characterstr ")" "=" expression | </text:p>
      <text:p text:style-name="P10"><text:tab/><text:tab/> <text:s/>DIR "(" characterstr "," expression ")" "=" expression | </text:p>
      <text:p text:style-name="P10"><text:tab/><text:tab/> <text:s/>CALL "(" characterstr "," exprlist ")";</text:p>
      <text:p text:style-name="P10">printlist<text:tab/>= [printitem | printitem separator printlist]; </text:p>
      <text:p text:style-name="P10">printitem<text:tab/>= (expression | characterstr | str_expression | "TAB" "(" expression ")"); </text:p>
      <text:p text:style-name="P10">varlist<text:tab/><text:tab/>= var | var "," varlist; </text:p>
      <text:p text:style-name="P10">exprlist <text:tab/>= expression | expression "," exprlist; </text:p>
      <text:p text:style-name="P10">expression<text:tab/>= ["-"|"+"] (term | "(" term ")"); </text:p>
      <text:p text:style-name="P10">term<text:tab/><text:tab/>= factor | factor operator term; </text:p>
      <text:p text:style-name="P10">factor<text:tab/><text:tab/>= var | ["+" | "-"] number | expression | function; </text:p>
      <text:p text:style-name="P10">function<text:tab/>= RAND "(" expression ")" | </text:p>
      <text:p text:style-name="P10"><text:tab/><text:tab/> <text:s/>ABS "(" expression ")" | </text:p>
      <text:p text:style-name="P10"><text:tab/><text:tab/> <text:s/>NOT "(" expression ")" | </text:p>
      <text:p text:style-name="P10"><text:tab/><text:tab/> <text:s/>EPEEK "(" expression ")" | </text:p>
      <text:p text:style-name="P10"><text:tab/><text:tab/> <text:s/>ADC "(" expression ")" | </text:p>
      <text:p text:style-name="P10"><text:tab/><text:tab/> <text:s/>IN "(" characterstr "," expression ")" | </text:p>
      <text:p text:style-name="P10"><text:tab/><text:tab/> <text:s/>CALL "(" characterstr "," exprlist ")" | </text:p>
      <text:p text:style-name="P10"><text:tab/><text:tab/> <text:s/>VPEEK "(" characterstr ")" |</text:p>
      <text:p text:style-name="P10"><text:tab/><text:tab/> <text:s/>VAL "(" str_expression ")" |</text:p>
      <text:p text:style-name="P10"><text:tab/><text:tab/> <text:s/>LEN "(" str_expression ")" |</text:p>
      <text:p text:style-name="P10"><text:tab/><text:tab/> <text:s/>ASC "(" str_expression ")" |</text:p>
      <text:p text:style-name="P10"><text:tab/><text:tab/> <text:s/>INSTR$ "(" str_expression "," str_expression ")" |</text:p>
      <text:p text:style-name="P10"><text:tab/><text:tab/> <text:s/>M_STRLEN ; </text:p>
      <text:p text:style-name="P10">str_expression<text:tab/>= str_term | "(" str_term ")";</text:p>
      <text:p text:style-name="P10">str_term<text:tab/>= str_factor | str_factor str_operator str_term;</text:p>
      <text:p text:style-name="P10">str_factor<text:tab/>= str_var | characterstr | str_expression | str_function;</text:p>
      <text:p text:style-name="P10">str_function<text:tab/>= "LEFT$" "(" str_expression "," expression ")" |</text:p>
      <text:p text:style-name="P10"><text:tab/><text:tab/> <text:s/>"RIGHT$" "(" str_expression "," expression ")" |</text:p>
      <text:p text:style-name="P10"><text:tab/><text:tab/> <text:s/>"MID$" "(" str_expression "," expression "," expression ")" |</text:p>
      <text:p text:style-name="P10"><text:tab/><text:tab/> <text:s/>"CHR$" "(" str_expression ")" |</text:p>
      <text:p text:style-name="P10"><text:tab/><text:tab/> <text:s/>"STR$" "(" str_expression ")" | </text:p>
      <text:p text:style-name="P10"><text:tab/><text:tab/> <text:s/>"UPPER$" "(" str_expression ")" |</text:p>
      <text:p text:style-name="P10"><text:tab/><text:tab/> <text:s/>"LOWER$" "(" str_expression ")";</text:p>
      <text:p text:style-name="P10">relation<text:tab/>= expression [relop expression]|str_expression [relop str_expression]</text:p>
      <text:p text:style-name="P10">number<text:tab/><text:tab/>= decnumber | hexnumber | dualnumber;</text:p>
      <text:p text:style-name="P10">decnumber<text:tab/>= decdigit {decdigit};</text:p>
      <text:p text:style-name="P10">hexnumber<text:tab/>= "0" ("x"|"X") hexdigit {hexdigit}; <text:s/></text:p>
      <text:p text:style-name="P10">dualnumber<text:tab/>= "0" ("b"|"b") dualdigit {dualdigit}; <text:s/></text:p>
      <text:p text:style-name="P10">separator<text:tab/>= "," | ";"; </text:p>
      <text:p text:style-name="P10">var<text:tab/><text:tab/>= ("A" | "..." | "Z" | "a" | "..." | "z") ["(" expression ")"]; </text:p>
      <text:p text:style-name="P10">str_var<text:tab/><text:tab/>= ("A" | "..." | "Z" | "a" | "..." | "z") "$" </text:p>
      <text:p text:style-name="P10">decdigit<text:tab/>= "0" | "..." | "9"; </text:p>
      <text:p text:style-name="P10">hexdigit<text:tab/>= "0" | "..." | "9" | "A" | "..." | "F" | "a" | "..." | "f"; </text:p>
      <text:p text:style-name="P10">dualdigit<text:tab/>= "0" | "1"; </text:p>
      <text:p text:style-name="P10">relop<text:tab/><text:tab/>= "&lt;" | "&gt;" | "=" | "&lt;=" | "&gt;=" | "&lt;&gt;" | "&lt;&gt;"; </text:p>
      <text:p text:style-name="P10">operator<text:tab/>= "+" | "-" | "*" | "/" | "%" | "mod" | "|" | "&amp;" | "xor" | "shl" | "shr";</text:p>
      <text:p text:style-name="P10">log_operator<text:tab/>= "and" | "or";</text:p>
      <text:p text:style-name="P10">str_operator<text:tab/>= "+";</text:p>
      <text:p text:style-name="P10">characterstr<text:tab/>= "\"" <text:s/>{ any_character } "\""; </text:p>
      <text:p text:style-name="Standard"/>
      <text:p text:style-name="P5"><text:soft-page-break/>Mit diversen Tools können aus obiger EBNF-Beschreibung Syntax-Diagramme generiert werden. Ein Online-Tool ist z.B. unter <text:s/>http://www-cgi.uni-regensburg.de/~brf09510/syntax.html zu finden.</text:p>
      <text:p text:style-name="P5"/>
      <text:h text:style-name="Heading_20_1" text:outline-level="1">Bekannte Fehler</text:h>
      <text:list xml:id="list1628724624" text:style-name="L16">
        <text:list-item>
          <text:p text:style-name="P34">Speicherzugriffsverletzung bei Einzelzuweisung von Zeichenketten, welche größer als MAX_STRINGLEN sind</text:p>
        </text:list-item>
        <text:list-item>
          <text:p text:style-name="P34">print mit Zeichenketten in Klammern generiert einen BASIC-Syntaxfehler</text:p>
        </text:list-item>
      </text:list>
      <text:p text:style-name="P17">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 zum Projekt: http://www.mikrocontroller.net/articles/AVR_BASIC </text:p>
      <text:list xml:id="list751823046" text:style-name="L17">
        <text:list-header>
          <text:p text:style-name="P4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30" draw:style-name="Mgr1" draw:text-style-name="MP1" svg:x1="0.025cm" svg:y1="0.007cm" svg:x2="16.98cm" svg:y2="0.007cm"><text:p/></draw:line>Manual: uBasic-avr<text:tab/><text:tab/><text:page-number text:select-page="current">31</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06-09T12:56:47</meta:creation-date>
    <dc:date>2012-01-27T10:39:16</dc:date>
    <dc:language>de-DE</dc:language>
    <meta:editing-cycles>314</meta:editing-cycles>
    <meta:editing-duration>PT121H46M28S</meta:editing-duration>
    <meta:document-statistic meta:table-count="4" meta:image-count="0" meta:object-count="0" meta:page-count="31" meta:paragraph-count="821" meta:word-count="6988" meta:character-count="53395"/>
    <meta:user-defined meta:name="Info 1"/>
    <meta:user-defined meta:name="Info 2"/>
    <meta:user-defined meta:name="Info 3"/>
    <meta:user-defined meta:name="Info 4"/>
  </office:meta>
</office:document-meta>
</file>